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Courier"/>
    <style:font-face style:name="Droid Sans" svg:font-family="'Droid Sans', Tahoma, Verdana, Arial"/>
    <style:font-face style:name="Helvetica Neue" svg:font-family="'Helvetica Neue', Helvetica, Verdana, Arial, sans-serif"/>
    <style:font-face style:name="Monaco" svg:font-family="Monaco, Consolas, 'Bitstream Vera Sans Mono', 'Courier New', Courier, monospace"/>
    <style:font-face style:name="SFMono-Regular" svg:font-family="SFMono-Regular, Consolas, 'Liberation Mono', Menlo, monospace"/>
    <style:font-face style:name="Verdana" svg:font-family="Verdana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Oxygen-Sans, Ubuntu, Cantarell, 'Helvetica Neue', sans-serif"/>
    <style:font-face style:name="Noto Sans1" svg:font-family="'Noto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2.991cm" table:align="left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1.191cm"/>
    </style:style>
    <style:style style:name="Tabela1.C" style:family="table-column">
      <style:table-column-properties style:column-width="1.296cm"/>
    </style:style>
    <style:style style:name="Tabela1.E" style:family="table-column">
      <style:table-column-properties style:column-width="2.371cm"/>
    </style:style>
    <style:style style:name="Tabela1.F" style:family="table-column">
      <style:table-column-properties style:column-width="1.251cm"/>
    </style:style>
    <style:style style:name="Tabela1.G" style:family="table-column">
      <style:table-column-properties style:column-width="1.249cm"/>
    </style:style>
    <style:style style:name="Tabela1.H" style:family="table-column">
      <style:table-column-properties style:column-width="1.416cm"/>
    </style:style>
    <style:style style:name="Tabela1.I" style:family="table-column">
      <style:table-column-properties style:column-width="1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E1" style:family="table-cell">
      <style:table-cell-properties fo:padding="0.097cm" fo:border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background-color="#ffffff">
        <style:background-image/>
      </style:table-properties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.614cm"/>
    </style:style>
    <style:style style:name="Tabela2.C" style:family="table-column">
      <style:table-column-properties style:column-width="3.995cm"/>
    </style:style>
    <style:style style:name="Tabela2.D" style:family="table-column">
      <style:table-column-properties style:column-width="8.705cm"/>
    </style:style>
    <style:style style:name="Tabela2.A1" style:family="table-cell">
      <style:table-cell-properties fo:padding-left="0cm" fo:padding-right="0cm" fo:padding-top="0.049cm" fo:padding-bottom="0.049cm" fo:border-left="none" fo:border-right="none" fo:border-top="1.5pt solid #000000" fo:border-bottom="1.5pt solid #000000"/>
    </style:style>
    <style:style style:name="Tabela2.A2" style:family="table-cell">
      <style:table-cell-properties fo:padding-left="0cm" fo:padding-right="0cm" fo:padding-top="0.049cm" fo:padding-bottom="0.049cm" fo:border-left="none" fo:border-right="none" fo:border-top="0.75pt solid #000000" fo:border-bottom="0.7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062cm" style:rel-column-width="4095*"/>
    </style:style>
    <style:style style:name="Tabela3.P" style:family="table-column">
      <style:table-column-properties style:column-width="1.065cm" style:rel-column-width="41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P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04846" officeooo:paragraph-rsid="00104846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4pt" fo:font-weight="bold" officeooo:rsid="0007be32" officeooo:paragraph-rsid="000e0555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7be32" officeooo:paragraph-rsid="0007be32" style:font-weight-asian="bold" style:font-weight-complex="bold"/>
    </style:style>
    <style:style style:name="P8" style:family="paragraph" style:parent-style-name="Standard">
      <style:text-properties officeooo:rsid="0007be32" officeooo:paragraph-rsid="0007be32"/>
    </style:style>
    <style:style style:name="P9" style:family="paragraph" style:parent-style-name="Standard">
      <style:text-properties fo:font-size="14pt" fo:font-weight="bold" officeooo:rsid="0007be32" officeooo:paragraph-rsid="0007be3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7f0055" style:font-name="Monospace" fo:font-size="10pt" fo:font-weight="bold" officeooo:rsid="0007be32" officeooo:paragraph-rsid="0007be32" style:font-size-asian="10pt" style:font-weight-asian="bold"/>
    </style:style>
    <style:style style:name="P11" style:family="paragraph" style:parent-style-name="Standard">
      <style:text-properties fo:color="#000000" style:font-name="Monospace" fo:font-size="10pt" fo:background-color="#e8f2fe" style:font-size-asian="10pt"/>
    </style:style>
    <style:style style:name="P12" style:family="paragraph" style:parent-style-name="Standard">
      <style:text-properties fo:color="#000000" style:font-name="Monospace" fo:font-size="10pt" officeooo:rsid="000e0555" fo:background-color="#e8f2fe" style:font-size-asian="10pt" style:font-size-complex="12pt"/>
    </style:style>
    <style:style style:name="P13" style:family="paragraph" style:parent-style-name="Standard">
      <style:text-properties fo:color="#000000" style:font-name="Monospace" fo:font-size="10pt" officeooo:rsid="000c6c8e" fo:background-color="#e8f2fe" style:font-size-asian="10pt" style:font-size-complex="12pt"/>
    </style:style>
    <style:style style:name="P14" style:family="paragraph" style:parent-style-name="Standard">
      <style:text-properties fo:color="#000000" style:font-name="Monospace" fo:font-size="10pt" officeooo:rsid="0015e17a" officeooo:paragraph-rsid="001dc201" fo:background-color="#e8f2fe" style:font-size-asian="10pt" style:font-size-complex="12pt"/>
    </style:style>
    <style:style style:name="P15" style:family="paragraph" style:parent-style-name="Standard">
      <style:text-properties fo:color="#000000" style:font-name="Monospace" fo:font-size="10pt" officeooo:rsid="00072ed9" fo:background-color="#e8f2fe" style:font-size-asian="10pt" style:font-size-complex="12pt"/>
    </style:style>
    <style:style style:name="P16" style:family="paragraph" style:parent-style-name="Standard">
      <style:text-properties fo:color="#000000" style:font-name="Monospace" fo:font-size="10pt" officeooo:rsid="00072ed9" officeooo:paragraph-rsid="004e0ace" fo:background-color="#e8f2fe" style:font-size-asian="10pt" style:font-size-complex="12pt"/>
    </style:style>
    <style:style style:name="P17" style:family="paragraph" style:parent-style-name="Standard">
      <style:text-properties fo:color="#000000" style:font-name="Monospace" fo:font-size="10pt" officeooo:rsid="00298e60" officeooo:paragraph-rsid="00298e60" fo:background-color="#e8f2fe" style:font-size-asian="10pt" style:font-size-complex="12pt"/>
    </style:style>
    <style:style style:name="P18" style:family="paragraph" style:parent-style-name="Standard">
      <style:text-properties fo:color="#000000" style:font-name="Monospace" fo:font-size="10pt" officeooo:rsid="00298e60" officeooo:paragraph-rsid="00298f9d" fo:background-color="#e8f2fe" style:font-size-asian="10pt" style:font-size-complex="12pt"/>
    </style:style>
    <style:style style:name="P19" style:family="paragraph" style:parent-style-name="Standard">
      <style:text-properties fo:color="#000000" style:font-name="Monospace" fo:font-size="10pt" officeooo:rsid="00298e60" officeooo:paragraph-rsid="002de97d" fo:background-color="#e8f2fe" style:font-size-asian="10pt" style:font-size-complex="12pt"/>
    </style:style>
    <style:style style:name="P20" style:family="paragraph" style:parent-style-name="Standard">
      <style:text-properties fo:color="#000000" style:font-name="Monospace" fo:font-size="10pt" officeooo:rsid="00298e60" officeooo:paragraph-rsid="002fa0eb" fo:background-color="#e8f2fe" style:font-size-asian="10pt" style:font-size-complex="12pt"/>
    </style:style>
    <style:style style:name="P21" style:family="paragraph" style:parent-style-name="Standard">
      <style:text-properties fo:color="#000000" style:font-name="Monospace" fo:font-size="10pt" officeooo:rsid="00298e60" officeooo:paragraph-rsid="002ff0df" fo:background-color="#e8f2fe" style:font-size-asian="10pt" style:font-size-complex="12pt"/>
    </style:style>
    <style:style style:name="P22" style:family="paragraph" style:parent-style-name="Standard">
      <style:text-properties fo:color="#000000" style:font-name="Monospace" fo:font-size="10pt" officeooo:rsid="00298e60" officeooo:paragraph-rsid="003310bd" fo:background-color="#e8f2fe" style:font-size-asian="10pt" style:font-size-complex="12pt"/>
    </style:style>
    <style:style style:name="P23" style:family="paragraph" style:parent-style-name="Standard">
      <style:text-properties fo:color="#000000" style:font-name="Monospace" fo:font-size="10pt" officeooo:rsid="00298e60" officeooo:paragraph-rsid="004e7590" fo:background-color="#e8f2fe" style:font-size-asian="10pt" style:font-size-complex="12pt"/>
    </style:style>
    <style:style style:name="P24" style:family="paragraph" style:parent-style-name="Standard">
      <style:text-properties fo:color="#000000" style:font-name="Monospace" fo:font-size="10pt" officeooo:rsid="005e52c4" officeooo:paragraph-rsid="005e52c4" fo:background-color="#e8f2fe" style:font-size-asian="10pt" style:font-size-complex="12pt"/>
    </style:style>
    <style:style style:name="P25" style:family="paragraph" style:parent-style-name="Standard">
      <style:text-properties fo:color="#000000" style:font-name="Monospace" fo:font-size="10pt" officeooo:rsid="00600775" officeooo:paragraph-rsid="00600775" fo:background-color="#e8f2fe" style:font-size-asian="10pt" style:font-size-complex="12pt"/>
    </style:style>
    <style:style style:name="P26" style:family="paragraph" style:parent-style-name="Standard">
      <style:text-properties fo:color="#000000" style:font-name="Monospace" fo:font-size="10pt" fo:font-weight="normal" officeooo:rsid="000c6c8e" fo:background-color="#e8f2fe" style:font-size-asian="10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Monospace" fo:font-size="10pt" style:font-size-asian="10pt"/>
    </style:style>
    <style:style style:name="P28" style:family="paragraph" style:parent-style-name="Standard">
      <style:text-properties fo:color="#000000" style:font-name="Monospace" fo:font-size="10pt" style:font-size-asian="10pt" style:font-size-complex="12pt"/>
    </style:style>
    <style:style style:name="P29" style:family="paragraph" style:parent-style-name="Standard">
      <style:text-properties fo:color="#000000" style:font-name="Monospace" fo:font-size="10pt" fo:font-style="normal" officeooo:rsid="00298e60" officeooo:paragraph-rsid="004e7590" fo:background-color="#e8f2fe" style:font-size-asian="10pt" style:font-style-asian="normal" style:font-size-complex="12pt" style:font-style-complex="normal"/>
    </style:style>
    <style:style style:name="P30" style:family="paragraph" style:parent-style-name="Standard">
      <style:text-properties fo:color="#000000" style:font-name="Monospace" fo:font-size="10pt" fo:font-style="normal" officeooo:rsid="00298f9d" officeooo:paragraph-rsid="003310bd" fo:background-color="#e8f2fe" style:font-size-asian="10pt" style:font-style-asian="normal" style:font-size-complex="12pt" style:font-style-complex="normal"/>
    </style:style>
    <style:style style:name="P31" style:family="paragraph" style:parent-style-name="Standard">
      <style:text-properties fo:color="#000000" style:font-name="Monospace" fo:font-size="10pt" fo:font-style="normal" officeooo:rsid="002fa0eb" officeooo:paragraph-rsid="003310bd" fo:background-color="#e8f2fe" style:font-size-asian="10pt" style:font-style-asian="normal" style:font-size-complex="12pt" style:font-style-complex="normal"/>
    </style:style>
    <style:style style:name="P32" style:family="paragraph" style:parent-style-name="Standard">
      <style:text-properties fo:color="#000000" style:font-name="Monospace" fo:font-size="10pt" fo:font-style="normal" officeooo:rsid="002fa0eb" officeooo:paragraph-rsid="00521bd8" fo:background-color="#e8f2fe" style:font-size-asian="10pt" style:font-style-asian="normal" style:font-size-complex="12pt" style:font-style-complex="normal"/>
    </style:style>
    <style:style style:name="P33" style:family="paragraph" style:parent-style-name="Standard">
      <style:text-properties fo:color="#000000" style:font-name="Monospace" fo:font-size="10pt" fo:font-style="normal" officeooo:rsid="002fa0eb" officeooo:paragraph-rsid="004e7590" fo:background-color="#e8f2fe" style:font-size-asian="10pt" style:font-style-asian="normal" style:font-size-complex="12pt" style:font-style-complex="normal"/>
    </style:style>
    <style:style style:name="P34" style:family="paragraph" style:parent-style-name="Standard">
      <style:text-properties fo:color="#000000" style:font-name="Monospace" fo:font-size="10pt" style:text-underline-style="solid" style:text-underline-width="auto" style:text-underline-color="font-color" officeooo:rsid="00072ed9" fo:background-color="#e8f2fe" style:font-size-asian="10pt" style:font-size-complex="12pt"/>
    </style:style>
    <style:style style:name="P35" style:family="paragraph" style:parent-style-name="Standard">
      <style:text-properties fo:color="#000000" style:font-name="Monospace" fo:font-size="10pt" fo:font-weight="bold" officeooo:rsid="005e52c4" officeooo:paragraph-rsid="005e52c4" fo:background-color="#e8f2fe" style:font-size-asian="10pt" style:font-weight-asian="bold" style:font-size-complex="12pt" style:font-weight-complex="bold"/>
    </style:style>
    <style:style style:name="P36" style:family="paragraph" style:parent-style-name="Standard">
      <style:text-properties fo:color="#000000" style:font-name="Monospace" fo:font-size="10pt" fo:font-style="italic" fo:font-weight="bold" officeooo:rsid="005e52c4" officeooo:paragraph-rsid="005e52c4" fo:background-color="#e8f2fe" style:font-size-asian="10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text-properties fo:color="#000000" style:font-name="Monospace" fo:font-size="10pt" officeooo:paragraph-rsid="005e52c4"/>
    </style:style>
    <style:style style:name="P38" style:family="paragraph" style:parent-style-name="Standard">
      <style:text-properties fo:color="#000000" style:font-name="Monospace" fo:font-size="12pt" fo:font-weight="bold" officeooo:rsid="00298e60" officeooo:paragraph-rsid="00298e60" fo:background-color="#e8f2fe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Monospace" fo:font-size="12pt" fo:font-weight="bold" officeooo:rsid="00298e60" officeooo:paragraph-rsid="002de97d" fo:background-color="#e8f2fe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Monospace" fo:font-size="12pt" fo:font-weight="bold" officeooo:rsid="00298e60" officeooo:paragraph-rsid="002fa0eb" fo:background-color="#e8f2fe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Monospace" fo:font-size="12pt" fo:font-weight="bold" officeooo:rsid="00298e60" officeooo:paragraph-rsid="003310bd" fo:background-color="#e8f2fe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style:font-name="Monospace" fo:font-size="12pt" fo:font-weight="bold" officeooo:rsid="00298e60" officeooo:paragraph-rsid="004e7590" fo:background-color="#e8f2fe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style:font-name="Monospace" fo:font-size="11pt" fo:font-style="italic" officeooo:rsid="002c69a1" officeooo:paragraph-rsid="002c69a1" fo:background-color="#e8f2fe" style:font-size-asian="11pt" style:font-style-asian="italic" style:font-size-complex="11pt" style:font-style-complex="italic"/>
    </style:style>
    <style:style style:name="P44" style:family="paragraph" style:parent-style-name="Standard">
      <style:text-properties fo:color="#000000" style:font-name="Monospace" fo:font-size="11pt" fo:font-style="italic" officeooo:rsid="002de97d" officeooo:paragraph-rsid="002de97d" fo:background-color="#e8f2fe" style:font-size-asian="11pt" style:font-style-asian="italic" style:font-size-complex="11pt" style:font-style-complex="italic"/>
    </style:style>
    <style:style style:name="P45" style:family="paragraph" style:parent-style-name="Standard">
      <style:text-properties fo:color="#000000" style:font-name="Monospace" fo:font-size="11pt" fo:font-style="italic" officeooo:rsid="002de97d" officeooo:paragraph-rsid="002fa0eb" fo:background-color="#e8f2fe" style:font-size-asian="11pt" style:font-style-asian="italic" style:font-size-complex="11pt" style:font-style-complex="italic"/>
    </style:style>
    <style:style style:name="P46" style:family="paragraph" style:parent-style-name="Standard">
      <style:text-properties fo:color="#000000" style:font-name="Monospace" fo:font-size="11pt" fo:font-style="italic" officeooo:rsid="002de97d" officeooo:paragraph-rsid="003310bd" fo:background-color="#e8f2fe" style:font-size-asian="11pt" style:font-style-asian="italic" style:font-size-complex="11pt" style:font-style-complex="italic"/>
    </style:style>
    <style:style style:name="P47" style:family="paragraph" style:parent-style-name="Standard">
      <style:text-properties fo:color="#000000" style:font-name="Monospace" fo:font-size="11pt" fo:font-style="italic" officeooo:rsid="004e7590" officeooo:paragraph-rsid="004e7590" fo:background-color="#e8f2fe" style:font-size-asian="11pt" style:font-style-asian="italic" style:font-size-complex="11pt" style:font-style-complex="italic"/>
    </style:style>
    <style:style style:name="P48" style:family="paragraph" style:parent-style-name="Standard">
      <style:text-properties fo:color="#000000" style:font-name="Monospace" fo:font-size="14pt" fo:font-weight="bold" officeooo:rsid="00298e60" officeooo:paragraph-rsid="006712fb" fo:background-color="#e8f2fe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Liberation Serif" fo:font-size="12pt" fo:font-weight="bold" fo:background-color="#e8f2fe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000000" style:font-name="Liberation Serif" fo:font-size="12pt" fo:font-weight="bold" officeooo:rsid="00072ed9" officeooo:paragraph-rsid="001dc201" fo:background-color="#e8f2fe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style:font-name="Liberation Serif" fo:font-size="12pt" fo:font-weight="bold" officeooo:rsid="00072ed9" officeooo:paragraph-rsid="0022e59b" fo:background-color="#e8f2fe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style:font-name="Liberation Serif" fo:font-size="12pt" fo:font-weight="bold" officeooo:rsid="00072ed9" officeooo:paragraph-rsid="004e0ace" fo:background-color="#e8f2fe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style:font-name="Liberation Serif" fo:font-size="12pt" fo:font-weight="bold" officeooo:rsid="004e0ace" officeooo:paragraph-rsid="004e0ace" fo:background-color="#e8f2fe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0000" style:font-name="Liberation Serif" fo:font-size="12pt" officeooo:rsid="00072ed9" fo:background-color="#e8f2fe" style:font-size-asian="12pt" style:font-size-complex="12pt"/>
    </style:style>
    <style:style style:name="P55" style:family="paragraph" style:parent-style-name="Standard">
      <style:text-properties fo:color="#000000" style:font-name="Liberation Serif" fo:font-size="12pt" officeooo:rsid="00072ed9" officeooo:paragraph-rsid="004e0ace" fo:background-color="#e8f2fe" style:font-size-asian="12pt" style:font-size-complex="12pt"/>
    </style:style>
    <style:style style:name="P56" style:family="paragraph" style:parent-style-name="Standard">
      <style:text-properties fo:color="#000000" style:font-name="Liberation Serif" fo:font-size="12pt" officeooo:rsid="00072ed9" officeooo:paragraph-rsid="005d094c" fo:background-color="#e8f2fe" style:font-size-asian="12pt" style:font-size-complex="12pt"/>
    </style:style>
    <style:style style:name="P57" style:family="paragraph" style:parent-style-name="Standard">
      <style:text-properties fo:color="#000000" style:font-name="Liberation Serif" fo:font-size="12pt" officeooo:rsid="000a27d1" fo:background-color="#e8f2fe" style:font-size-asian="12pt" style:font-size-complex="12pt"/>
    </style:style>
    <style:style style:name="P58" style:family="paragraph" style:parent-style-name="Standard">
      <style:text-properties fo:color="#000000" style:font-name="Liberation Serif" fo:font-size="12pt" officeooo:rsid="00104846" fo:background-color="#e8f2fe" style:font-size-asian="12pt" style:font-size-complex="12pt"/>
    </style:style>
    <style:style style:name="P59" style:family="paragraph" style:parent-style-name="Standard">
      <style:text-properties fo:color="#000000" style:font-name="Liberation Serif" fo:font-size="12pt" officeooo:rsid="00120725" fo:background-color="#e8f2fe" style:font-size-asian="12pt" style:font-size-complex="12pt"/>
    </style:style>
    <style:style style:name="P60" style:family="paragraph" style:parent-style-name="Standard">
      <style:text-properties fo:color="#000000" style:font-name="Liberation Serif" fo:font-size="12pt" officeooo:rsid="00134f65" fo:background-color="#e8f2fe" style:font-size-asian="12pt" style:font-size-complex="12pt"/>
    </style:style>
    <style:style style:name="P61" style:family="paragraph" style:parent-style-name="Standard">
      <style:text-properties fo:color="#000000" style:font-name="Liberation Serif" fo:font-size="12pt" officeooo:rsid="0015e17a" fo:background-color="#e8f2fe" style:font-size-asian="12pt" style:font-size-complex="12pt"/>
    </style:style>
    <style:style style:name="P62" style:family="paragraph" style:parent-style-name="Standard">
      <style:text-properties fo:color="#000000" style:font-name="Liberation Serif" fo:font-size="12pt" officeooo:rsid="000c45c2" fo:background-color="#e8f2fe" style:font-size-asian="12pt" style:font-size-complex="12pt"/>
    </style:style>
    <style:style style:name="P63" style:family="paragraph" style:parent-style-name="Standard">
      <style:text-properties fo:color="#000000" style:font-name="Liberation Serif" fo:font-size="12pt" officeooo:rsid="004e0ace" officeooo:paragraph-rsid="004e0ace" fo:background-color="#e8f2fe" style:font-size-asian="12pt" style:font-size-complex="12pt"/>
    </style:style>
    <style:style style:name="P64" style:family="paragraph" style:parent-style-name="Standard">
      <style:text-properties fo:color="#000000" style:font-name="Liberation Serif" fo:font-size="14pt" fo:font-weight="bold" officeooo:rsid="0007be32" officeooo:paragraph-rsid="004787e7" fo:background-color="#e8f2fe" style:font-size-asian="14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Liberation Serif" fo:font-size="14pt" fo:font-weight="bold" officeooo:rsid="00072ed9" fo:background-color="#e8f2fe" style:font-size-asian="14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Liberation Serif" fo:font-size="14pt" fo:font-weight="bold" officeooo:rsid="00072ed9" officeooo:paragraph-rsid="005d094c" fo:background-color="#e8f2fe" style:font-size-asian="14pt" style:font-weight-asian="bold" style:font-size-complex="14pt" style:font-weight-complex="bold"/>
    </style:style>
    <style:style style:name="P67" style:family="paragraph" style:parent-style-name="Standard">
      <style:text-properties style:font-name="Monospace" fo:font-size="10pt" officeooo:paragraph-rsid="002de97d" style:font-size-asian="10pt"/>
    </style:style>
    <style:style style:name="P68" style:family="paragraph" style:parent-style-name="Standard">
      <style:text-properties style:font-name="Monospace" fo:font-size="10pt" officeooo:paragraph-rsid="002ff0df" style:font-size-asian="10pt"/>
    </style:style>
    <style:style style:name="P69" style:family="paragraph" style:parent-style-name="Standard">
      <style:text-properties style:font-name="Monospace" fo:font-size="10pt" officeooo:paragraph-rsid="003310bd" style:font-size-asian="10pt"/>
    </style:style>
    <style:style style:name="P70" style:family="paragraph" style:parent-style-name="Standard">
      <style:text-properties officeooo:rsid="00360410" officeooo:paragraph-rsid="00360410"/>
    </style:style>
    <style:style style:name="P71" style:family="paragraph" style:parent-style-name="Standard">
      <style:text-properties fo:color="#3f7f5f" style:font-name="Monospace" fo:font-size="10pt" officeooo:rsid="00298e60" officeooo:paragraph-rsid="00298e60" fo:background-color="#e8f2fe" style:font-size-asian="10pt" style:font-size-complex="12pt"/>
    </style:style>
    <style:style style:name="P72" style:family="paragraph" style:parent-style-name="Standard">
      <style:text-properties fo:color="#3f7f5f" style:font-name="Monospace" fo:font-size="10pt" officeooo:rsid="00298e60" officeooo:paragraph-rsid="002de97d" fo:background-color="#e8f2fe" style:font-size-asian="10pt" style:font-size-complex="12pt"/>
    </style:style>
    <style:style style:name="P73" style:family="paragraph" style:parent-style-name="Standard">
      <style:text-properties fo:color="#3f7f5f" style:font-name="Monospace" fo:font-size="10pt" officeooo:rsid="00298e60" officeooo:paragraph-rsid="002ff0df" fo:background-color="#e8f2fe" style:font-size-asian="10pt" style:font-size-complex="12pt"/>
    </style:style>
    <style:style style:name="P74" style:family="paragraph" style:parent-style-name="Standard">
      <style:text-properties fo:color="#3f7f5f" style:font-name="Monospace" fo:font-size="10pt" officeooo:rsid="00298e60" officeooo:paragraph-rsid="003310bd" fo:background-color="#e8f2fe" style:font-size-asian="10pt" style:font-size-complex="12pt"/>
    </style:style>
    <style:style style:name="P75" style:family="paragraph" style:parent-style-name="Standard">
      <style:text-properties fo:color="#3f7f5f" style:font-name="Monospace" fo:font-size="10pt" officeooo:rsid="00298f9d" officeooo:paragraph-rsid="002de97d" fo:background-color="#e8f2fe" style:font-size-asian="10pt" style:font-size-complex="12pt"/>
    </style:style>
    <style:style style:name="P76" style:family="paragraph" style:parent-style-name="Standard">
      <style:text-properties fo:color="#3f7f5f" style:font-name="Monospace" fo:font-size="10pt" officeooo:rsid="00298f9d" officeooo:paragraph-rsid="002ff0df" fo:background-color="#e8f2fe" style:font-size-asian="10pt" style:font-size-complex="12pt"/>
    </style:style>
    <style:style style:name="P77" style:family="paragraph" style:parent-style-name="Standard">
      <style:text-properties fo:color="#3f7f5f" style:font-name="Monospace" fo:font-size="10pt" officeooo:rsid="004e0ace" officeooo:paragraph-rsid="004e0ace" fo:background-color="#e8f2fe" style:font-size-asian="10pt" style:font-size-complex="12pt"/>
    </style:style>
    <style:style style:name="P78" style:family="paragraph" style:parent-style-name="Standard">
      <style:text-properties fo:color="#3f7f5f" style:font-name="Monospace" fo:font-size="10pt" officeooo:rsid="0015e17a" fo:background-color="#e8f2fe" style:font-size-asian="10pt" style:font-size-complex="12pt"/>
    </style:style>
    <style:style style:name="P79" style:family="paragraph" style:parent-style-name="Standard">
      <style:text-properties fo:color="#3f7f5f" style:font-name="Monospace" fo:font-size="10pt" officeooo:paragraph-rsid="002de97d" style:font-size-asian="10pt"/>
    </style:style>
    <style:style style:name="P80" style:family="paragraph" style:parent-style-name="Standard">
      <style:text-properties fo:color="#3f7f5f" style:font-name="Monospace" fo:font-size="10pt" fo:font-style="italic" officeooo:rsid="002fa0eb" officeooo:paragraph-rsid="002ff0df" fo:background-color="#e8f2fe" style:font-size-asian="10pt" style:font-style-asian="italic" style:font-size-complex="11pt" style:font-style-complex="italic"/>
    </style:style>
    <style:style style:name="P81" style:family="paragraph" style:parent-style-name="Standard">
      <style:text-properties fo:color="#3f7f5f" style:font-name="Monospace" fo:font-size="10pt" fo:font-style="normal" officeooo:rsid="00298f9d" officeooo:paragraph-rsid="003310bd" fo:background-color="#e8f2fe" style:font-size-asian="10pt" style:font-style-asian="normal" style:font-size-complex="12pt" style:font-style-complex="normal"/>
    </style:style>
    <style:style style:name="P82" style:family="paragraph" style:parent-style-name="Standard">
      <style:text-properties fo:color="#3f7f5f" style:font-name="Monospace" fo:font-size="10pt" fo:font-style="normal" officeooo:rsid="00298e60" officeooo:paragraph-rsid="003310bd" fo:background-color="#e8f2fe" style:font-size-asian="10pt" style:font-style-asian="normal" style:font-size-complex="12pt" style:font-style-complex="normal"/>
    </style:style>
    <style:style style:name="P83" style:family="paragraph" style:parent-style-name="Standard">
      <style:text-properties fo:color="#3f7f5f" style:font-name="Monospace" fo:font-size="10pt" fo:font-style="normal" officeooo:rsid="00298e60" officeooo:paragraph-rsid="004e7590" fo:background-color="#e8f2fe" style:font-size-asian="10pt" style:font-style-asian="normal" style:font-size-complex="12pt" style:font-style-complex="normal"/>
    </style:style>
    <style:style style:name="P84" style:family="paragraph" style:parent-style-name="Standard">
      <style:text-properties fo:color="#3f7f5f" style:font-name="Monospace" fo:font-size="10pt" fo:font-style="normal" officeooo:rsid="002fa0eb" officeooo:paragraph-rsid="003310bd" fo:background-color="#e8f2fe" style:font-size-asian="10pt" style:font-style-asian="normal" style:font-size-complex="12pt" style:font-style-complex="normal"/>
    </style:style>
    <style:style style:name="P85" style:family="paragraph" style:parent-style-name="Standard">
      <style:text-properties fo:color="#3f7f5f" style:font-name="Monospace" fo:font-size="10pt" style:text-underline-style="solid" style:text-underline-width="auto" style:text-underline-color="font-color" officeooo:rsid="00072ed9" officeooo:paragraph-rsid="005d094c" fo:background-color="#e8f2fe" style:font-size-asian="10pt" style:font-size-complex="12pt"/>
    </style:style>
    <style:style style:name="P86" style:family="paragraph" style:parent-style-name="Standard">
      <style:text-properties fo:color="#3f7f5f" style:font-name="Monospace" fo:font-size="11pt" fo:font-style="italic" officeooo:rsid="002fa0eb" officeooo:paragraph-rsid="002fa0eb" fo:background-color="#e8f2fe" style:font-size-asian="11pt" style:font-style-asian="italic" style:font-size-complex="11pt" style:font-style-complex="italic"/>
    </style:style>
    <style:style style:name="P87" style:family="paragraph" style:parent-style-name="Standard">
      <style:text-properties fo:color="#3f7f5f" style:font-name="Monospace" fo:font-size="11pt" fo:font-style="italic" officeooo:rsid="002fa0eb" officeooo:paragraph-rsid="003310bd" fo:background-color="#e8f2fe" style:font-size-asian="11pt" style:font-style-asian="italic" style:font-size-complex="11pt" style:font-style-complex="italic"/>
    </style:style>
    <style:style style:name="P88" style:family="paragraph" style:parent-style-name="Standard">
      <style:text-properties fo:color="#3f7f5f" style:font-name="Monospace" fo:font-size="11pt" fo:font-style="italic" officeooo:rsid="002fa0eb" officeooo:paragraph-rsid="004e7590" fo:background-color="#e8f2fe" style:font-size-asian="11pt" style:font-style-asian="italic" style:font-size-complex="11pt" style:font-style-complex="italic"/>
    </style:style>
    <style:style style:name="P89" style:family="paragraph" style:parent-style-name="Standard">
      <style:text-properties fo:color="#3f7f5f" style:font-name="Monospace" fo:font-size="11pt" fo:font-style="italic" officeooo:rsid="002fa0eb" officeooo:paragraph-rsid="005142a9" fo:background-color="#e8f2fe" style:font-size-asian="11pt" style:font-style-asian="italic" style:font-size-complex="11pt" style:font-style-complex="italic"/>
    </style:style>
    <style:style style:name="P90" style:family="paragraph" style:parent-style-name="Standard">
      <style:text-properties fo:color="#3f7f5f" style:font-name="Monospace" fo:font-size="11pt" fo:font-style="italic" officeooo:rsid="002fa0eb" officeooo:paragraph-rsid="00521bd8" fo:background-color="#e8f2fe" style:font-size-asian="11pt" style:font-style-asian="italic" style:font-size-complex="11pt" style:font-style-complex="italic"/>
    </style:style>
    <style:style style:name="P91" style:family="paragraph" style:parent-style-name="Standard">
      <style:text-properties fo:color="#3f7f5f" style:font-name="Monospace" fo:font-size="11pt" fo:font-style="normal" officeooo:rsid="002fa0eb" officeooo:paragraph-rsid="00521bd8" fo:background-color="#e8f2fe" style:font-size-asian="11pt" style:font-style-asian="normal" style:font-size-complex="11pt" style:font-style-complex="normal"/>
    </style:style>
    <style:style style:name="P92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458470" officeooo:paragraph-rsid="00458470" fo:background-color="#e8f2fe" style:font-size-asian="14pt" style:font-size-complex="14pt"/>
    </style:style>
    <style:style style:name="P93" style:family="paragraph" style:parent-style-name="Standard">
      <style:text-properties fo:font-variant="normal" fo:text-transform="none" fo:color="#000000" style:font-name="Monospace" fo:font-size="10pt" fo:letter-spacing="normal" fo:font-style="normal" fo:font-weight="bold" officeooo:rsid="00458470" officeooo:paragraph-rsid="00458470" fo:background-color="#e8f2fe" style:font-size-asian="10pt" style:font-size-complex="14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c201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f0df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310b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e0ace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dc201" style:font-size-asian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ff0df" style:font-size-asian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3310bd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4e0ace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0c45c2" officeooo:paragraph-rsid="001dc201" fo:background-color="#e8f2fe" style:font-size-asian="10pt" style:font-weight-asian="bold" style:font-size-complex="12pt" style:font-weight-complex="bol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officeooo:rsid="00072ed9" fo:background-color="#e8f2fe" style:font-size-asian="12pt" style:font-size-complex="12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ff0df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bold" officeooo:paragraph-rsid="001dc201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2ff0df" style:font-size-asian="10pt"/>
    </style:style>
    <style:style style:name="P11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style:font-size-asian="12pt" style:font-size-complex="12pt"/>
    </style:style>
    <style:style style:name="P112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bold" officeooo:rsid="00458470" officeooo:paragraph-rsid="00458470" fo:background-color="#e8f2fe" style:font-size-asian="14pt" style:font-size-complex="14pt"/>
    </style:style>
    <style:style style:name="P11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bold" officeooo:rsid="00458470" officeooo:paragraph-rsid="00458470" fo:background-color="#e8f2fe" style:font-size-asian="12pt" style:font-style-asian="italic" style:font-size-complex="12pt" style:font-style-complex="italic"/>
    </style:style>
    <style:style style:name="P114" style:family="paragraph" style:parent-style-name="Heading_20_2">
      <style:text-properties fo:font-variant="normal" fo:text-transform="none" fo:color="#000000" style:font-name="Liberation Serif" fo:font-size="14pt" fo:letter-spacing="normal" fo:font-style="normal" fo:font-weight="bold" officeooo:rsid="00458470" officeooo:paragraph-rsid="00458470" fo:background-color="#e8f2fe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380d21" officeooo:paragraph-rsid="00380d21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395496" officeooo:paragraph-rsid="00395496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39b7db" officeooo:paragraph-rsid="0039b7db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3daf3d" officeooo:paragraph-rsid="003daf3d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3f5d6e" officeooo:paragraph-rsid="003f5d6e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40cef2" officeooo:paragraph-rsid="0040cef2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42545e" officeooo:paragraph-rsid="0042545e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445078" officeooo:paragraph-rsid="00445078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size="10pt" fo:font-weight="bold" officeooo:rsid="00380d21" officeooo:paragraph-rsid="00380d21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0pt" fo:font-weight="bold" officeooo:rsid="0039b7db" officeooo:paragraph-rsid="0039b7db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style:line-height-at-least="0.37cm"/>
    </style:style>
    <style:style style:name="P126" style:family="paragraph" style:parent-style-name="Table_20_Contents">
      <style:text-properties fo:font-variant="normal" fo:text-transform="none"/>
    </style:style>
    <style:style style:name="P127" style:family="paragraph" style:parent-style-name="Table_20_Contents">
      <style:text-properties fo:font-variant="normal" fo:text-transform="none" style:font-name="Verdana" fo:font-size="10pt" fo:font-style="normal" fo:font-weight="normal"/>
    </style:style>
    <style:style style:name="P128" style:family="paragraph" style:parent-style-name="Table_20_Contents">
      <style:paragraph-properties fo:text-align="center" style:justify-single-word="false"/>
      <style:text-properties fo:font-variant="normal" fo:text-transform="none" style:font-name="Verdana" fo:font-size="10pt" fo:font-style="normal" fo:font-weight="normal"/>
    </style:style>
    <style:style style:name="P129" style:family="paragraph" style:parent-style-name="Table_20_Contents">
      <style:text-properties fo:font-variant="normal" fo:text-transform="none" style:font-name="Verdana" fo:font-size="10pt" fo:font-style="normal" fo:font-weight="bold" style:font-weight-asian="bold" style:font-weight-complex="bold"/>
    </style:style>
    <style:style style:name="P130" style:family="paragraph" style:parent-style-name="Table_20_Contents">
      <style:text-properties fo:font-variant="normal" fo:text-transform="none" style:font-name="Helvetica Neue" fo:font-size="10pt" fo:font-style="normal" fo:font-weight="normal"/>
    </style:style>
    <style:style style:name="P131" style:family="paragraph" style:parent-style-name="Table_20_Contents">
      <style:paragraph-properties fo:text-align="center" style:justify-single-word="false"/>
      <style:text-properties fo:font-variant="normal" fo:text-transform="none" style:font-name="Helvetica Neue" fo:font-size="10pt" fo:font-style="normal" fo:font-weight="normal"/>
    </style:style>
    <style:style style:name="P132" style:family="paragraph" style:parent-style-name="Table_20_Contents">
      <style:paragraph-properties fo:text-align="center" style:justify-single-word="false"/>
      <style:text-properties style:font-name="Monospace" fo:font-size="8pt" officeooo:rsid="0061a174" officeooo:paragraph-rsid="00633ea9" style:font-size-asian="8pt" style:font-size-complex="8pt"/>
    </style:style>
    <style:style style:name="P133" style:family="paragraph" style:parent-style-name="Table_20_Contents">
      <style:paragraph-properties fo:text-align="center" style:justify-single-word="false"/>
      <style:text-properties style:font-name="Monospace" fo:font-size="8pt" officeooo:rsid="0061a174" officeooo:paragraph-rsid="0061a174" style:font-size-asian="8pt" style:font-size-complex="8pt"/>
    </style:style>
    <style:style style:name="P134" style:family="paragraph" style:parent-style-name="Table_20_Contents">
      <style:paragraph-properties fo:text-align="center" style:justify-single-word="false"/>
      <style:text-properties style:font-name="Monospace" fo:font-size="8pt" officeooo:rsid="0060d9a8" officeooo:paragraph-rsid="0060d9a8" style:font-size-asian="8pt" style:font-size-complex="8pt"/>
    </style:style>
    <style:style style:name="P135" style:family="paragraph" style:parent-style-name="Table_20_Contents">
      <style:paragraph-properties fo:text-align="center" style:justify-single-word="false"/>
      <style:text-properties style:font-name="Monospace" fo:font-size="8pt" style:font-size-asian="8pt" style:font-size-complex="8pt"/>
    </style:style>
    <style:style style:name="P136" style:family="paragraph" style:parent-style-name="Table_20_Contents">
      <style:paragraph-properties fo:text-align="center" style:justify-single-word="false"/>
      <style:text-properties style:font-name="Monospace" fo:font-size="8pt" fo:font-weight="bold" officeooo:rsid="0061a174" officeooo:paragraph-rsid="0061a174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Monospace" fo:font-size="8pt" fo:font-weight="bold" officeooo:rsid="0060d9a8" officeooo:paragraph-rsid="0060d9a8" style:font-size-asian="8pt" style:font-weight-asian="bold" style:font-size-complex="8pt" style:font-weight-complex="bold"/>
    </style:style>
    <style:style style:name="P138" style:family="paragraph" style:parent-style-name="Table_20_Heading">
      <style:paragraph-properties fo:text-align="center" style:justify-single-word="false"/>
      <style:text-properties fo:font-variant="normal" fo:text-transform="none" style:font-name="Verdana" fo:font-size="10pt" fo:font-style="normal" fo:font-weight="bold" style:font-weight-asian="bold" style:font-weight-complex="bold"/>
    </style:style>
    <style:style style:name="P139" style:family="paragraph" style:parent-style-name="Standard">
      <style:text-properties fo:color="#000000" style:font-name="Liberation Serif" fo:font-size="14pt" fo:font-weight="bold" officeooo:rsid="00072ed9" officeooo:paragraph-rsid="005e52c4" fo:background-color="#e8f2fe" style:font-size-asian="14pt" style:font-weight-asian="bold" style:font-size-complex="14pt" style:font-weight-complex="bold"/>
    </style:style>
    <style:style style:name="P140" style:family="paragraph" style:parent-style-name="Standard">
      <style:text-properties fo:color="#000000" style:font-name="Monospace" fo:font-size="10pt" officeooo:rsid="005e52c4" officeooo:paragraph-rsid="005e52c4" fo:background-color="#e8f2fe" style:font-size-asian="10pt" style:font-size-complex="12pt"/>
    </style:style>
    <style:style style:name="P141" style:family="paragraph" style:parent-style-name="Standard">
      <style:text-properties fo:color="#000000" style:font-name="Monospace" fo:font-size="10pt" officeooo:rsid="006a4a1d" officeooo:paragraph-rsid="006a4a1d" fo:background-color="#e8f2fe" style:font-size-asian="10pt" style:font-size-complex="12pt"/>
    </style:style>
    <style:style style:name="P142" style:family="paragraph" style:parent-style-name="Text_20_body">
      <style:text-properties fo:color="#000000" style:font-name="Liberation Serif" fo:font-size="14pt" fo:font-weight="bold" officeooo:rsid="00072ed9" officeooo:paragraph-rsid="005e52c4" fo:background-color="#e8f2fe" style:font-size-asian="14pt" style:font-weight-asian="bold" style:font-size-complex="14pt" style:font-weight-complex="bold"/>
    </style:style>
    <style:style style:name="P143" style:family="paragraph" style:parent-style-name="Text_20_body">
      <style:text-properties fo:font-variant="normal" fo:text-transform="none" fo:color="#111111" style:font-name="Droid Sans" fo:font-size="11.25pt" fo:letter-spacing="normal" fo:font-style="normal" fo:font-weight="bold" officeooo:rsid="005e52c4" officeooo:paragraph-rsid="005e52c4" fo:background-color="#e8f2fe" style:font-size-asian="10pt" style:font-size-complex="12pt" loext:padding="0cm" loext:border="none"/>
    </style:style>
    <style:style style:name="P144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072ed9" officeooo:paragraph-rsid="005e52c4" fo:background-color="#e8f2fe" style:font-size-asian="14pt" style:font-weight-asian="bold" style:font-size-complex="14pt" style:font-weight-complex="bold"/>
    </style:style>
    <style:style style:name="P14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4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14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111111" style:font-name="Droid Sans" fo:font-size="11.25pt" fo:letter-spacing="normal" fo:font-style="normal" fo:font-weight="bold"/>
    </style:style>
    <style:style style:name="P1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Droid Sans" fo:font-size="11.25pt" fo:letter-spacing="normal" fo:font-style="normal" fo:font-weight="bold" loext:padding="0cm" loext:border="none"/>
    </style:style>
    <style:style style:name="P1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562a5" style:text-line-through-style="none" style:text-line-through-type="none" fo:letter-spacing="normal" style:text-underline-style="none" style:text-blinking="false" loext:padding="0cm" loext:border="none"/>
    </style:style>
    <style:style style:name="P1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562a5" fo:letter-spacing="normal" style:text-underline-style="solid" style:text-underline-width="auto" style:text-underline-color="font-color" loext:padding="0cm" loext:border="none"/>
    </style:style>
    <style:style style:name="P1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1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5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11111" fo:letter-spacing="normal"/>
    </style:style>
    <style:style style:name="P155" style:family="paragraph" style:parent-style-name="Text_20_body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111111" style:font-name="Droid Sans" fo:font-size="11.25pt" fo:letter-spacing="normal" fo:font-style="normal" fo:font-weight="bold" loext:padding="0cm" loext:border="none"/>
    </style:style>
    <style:style style:name="P15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5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5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5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60" style:family="paragraph" style:parent-style-name="Heading_20_2">
      <style:text-properties fo:font-variant="normal" fo:text-transform="none" fo:color="#24292e" style:font-name="apple-system" fo:font-size="10pt" fo:letter-spacing="normal" fo:font-style="normal" fo:font-weight="bold" officeooo:rsid="005e52c4" officeooo:paragraph-rsid="005e52c4" fo:background-color="#e8f2fe" style:font-size-asian="10pt" style:font-size-complex="12pt"/>
    </style:style>
    <style:style style:name="P161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162" style:family="paragraph" style:parent-style-name="Heading_20_1">
      <style:text-properties fo:color="#000000" style:font-name="Liberation Serif" fo:font-size="14pt" fo:font-weight="bold" officeooo:rsid="00072ed9" officeooo:paragraph-rsid="005e52c4" fo:background-color="#e8f2fe" style:font-size-asian="14pt" style:font-weight-asian="bold" style:font-size-complex="14pt" style:font-weight-complex="bold"/>
    </style:style>
    <style:style style:name="P163" style:family="paragraph" style:parent-style-name="Heading_20_1">
      <style:text-properties fo:font-variant="normal" fo:text-transform="none" fo:color="#333333" style:font-name="apple-system1" fo:font-size="14pt" fo:letter-spacing="normal" fo:font-style="normal" fo:font-weight="bold" officeooo:rsid="00072ed9" officeooo:paragraph-rsid="005e52c4" fo:background-color="#e8f2fe" style:font-size-asian="14pt" style:font-weight-asian="bold" style:font-size-complex="14pt" style:font-weight-complex="bold"/>
    </style:style>
    <style:style style:name="T1" style:family="text">
      <style:text-properties officeooo:rsid="00072ed9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fo:background-color="#e8f2fe" loext:char-shading-value="0" style:font-size-asian="10pt"/>
    </style:style>
    <style:style style:name="T4" style:family="text">
      <style:text-properties fo:color="#000000" style:font-name="Monospace" fo:font-size="10pt" officeooo:rsid="00072ed9" fo:background-color="#e8f2fe" loext:char-shading-value="0" style:font-size-asian="10pt"/>
    </style:style>
    <style:style style:name="T5" style:family="text">
      <style:text-properties fo:color="#000000" style:font-name="Monospace" fo:font-size="10pt" officeooo:rsid="000c6c8e" fo:background-color="#e8f2fe" loext:char-shading-value="0" style:font-size-asian="10pt"/>
    </style:style>
    <style:style style:name="T6" style:family="text">
      <style:text-properties fo:color="#000000" style:font-name="Monospace" fo:font-size="10pt" officeooo:rsid="000c45c2" fo:background-color="#e8f2fe" loext:char-shading-value="0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1bbbdc" style:font-size-asian="10pt"/>
    </style:style>
    <style:style style:name="T9" style:family="text">
      <style:text-properties fo:color="#000000" style:font-name="Monospace" fo:font-size="10pt" officeooo:rsid="001c4e11" style:font-size-asian="10pt"/>
    </style:style>
    <style:style style:name="T10" style:family="text">
      <style:text-properties fo:color="#000000" style:font-name="Monospace" fo:font-size="10pt" officeooo:rsid="0031d646" style:font-size-asian="10pt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000000" style:font-name="Monospace" fo:font-size="10pt" fo:background-color="#f0d8a8" loext:char-shading-value="0" style:font-size-asian="10pt"/>
    </style:style>
    <style:style style:name="T14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15" style:family="text">
      <style:text-properties fo:color="#000000" style:font-name="Monospace" fo:font-size="10pt" fo:font-weight="bold" officeooo:rsid="002104f9" fo:background-color="#d4d4d4" loext:char-shading-value="0" style:font-size-asian="10pt" style:font-weight-asian="bold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fo:background-color="#e8f2fe" loext:char-shading-value="0"/>
    </style:style>
    <style:style style:name="T18" style:family="text">
      <style:text-properties fo:color="#000000" officeooo:rsid="00072ed9" fo:background-color="#e8f2fe" loext:char-shading-value="0"/>
    </style:style>
    <style:style style:name="T19" style:family="text">
      <style:text-properties fo:color="#000000" officeooo:rsid="000a27d1" fo:background-color="#e8f2fe" loext:char-shading-value="0"/>
    </style:style>
    <style:style style:name="T20" style:family="text">
      <style:text-properties fo:color="#000000" officeooo:rsid="000c45c2" fo:background-color="#e8f2fe" loext:char-shading-value="0"/>
    </style:style>
    <style:style style:name="T21" style:family="text">
      <style:text-properties fo:color="#000000" officeooo:rsid="000c6c8e" fo:background-color="#e8f2fe" loext:char-shading-value="0"/>
    </style:style>
    <style:style style:name="T22" style:family="text">
      <style:text-properties fo:color="#000000" officeooo:rsid="000e0555" fo:background-color="#e8f2fe" loext:char-shading-value="0"/>
    </style:style>
    <style:style style:name="T23" style:family="text">
      <style:text-properties fo:color="#000000" officeooo:rsid="00104846" fo:background-color="#e8f2fe" loext:char-shading-value="0"/>
    </style:style>
    <style:style style:name="T24" style:family="text">
      <style:text-properties fo:color="#000000" officeooo:rsid="0011d084" fo:background-color="#e8f2fe" loext:char-shading-value="0"/>
    </style:style>
    <style:style style:name="T25" style:family="text">
      <style:text-properties fo:color="#000000" officeooo:rsid="00120725" fo:background-color="#e8f2fe" loext:char-shading-value="0"/>
    </style:style>
    <style:style style:name="T26" style:family="text">
      <style:text-properties fo:color="#000000" officeooo:rsid="00134f65" fo:background-color="#e8f2fe" loext:char-shading-value="0"/>
    </style:style>
    <style:style style:name="T27" style:family="text">
      <style:text-properties fo:color="#000000" officeooo:rsid="00152630" fo:background-color="#e8f2fe" loext:char-shading-value="0"/>
    </style:style>
    <style:style style:name="T28" style:family="text">
      <style:text-properties fo:color="#000000" officeooo:rsid="0015e17a" fo:background-color="#e8f2fe" loext:char-shading-value="0"/>
    </style:style>
    <style:style style:name="T29" style:family="text">
      <style:text-properties fo:color="#000000" officeooo:rsid="0022e59b" fo:background-color="#e8f2fe" loext:char-shading-value="0"/>
    </style:style>
    <style:style style:name="T30" style:family="text">
      <style:text-properties fo:color="#000000" officeooo:rsid="00298e60" fo:background-color="#e8f2fe" loext:char-shading-value="0" style:font-size-complex="12pt"/>
    </style:style>
    <style:style style:name="T31" style:family="text">
      <style:text-properties fo:color="#000000" fo:font-style="italic" fo:font-weight="bold" fo:background-color="#e8f2fe" loext:char-shading-value="0" style:font-style-asian="italic" style:font-weight-asian="bold" style:font-style-complex="italic" style:font-weight-complex="bold"/>
    </style:style>
    <style:style style:name="T32" style:family="text">
      <style:text-properties fo:color="#000000" fo:font-style="italic" fo:font-weight="bold" officeooo:rsid="00072ed9" fo:background-color="#e8f2fe" loext:char-shading-value="0" style:font-style-asian="italic" style:font-weight-asian="bold" style:font-style-complex="italic" style:font-weight-complex="bold"/>
    </style:style>
    <style:style style:name="T33" style:family="text">
      <style:text-properties fo:color="#000000" fo:font-weight="bold" fo:background-color="#e8f2fe" loext:char-shading-value="0" style:font-weight-asian="bold" style:font-weight-complex="bold"/>
    </style:style>
    <style:style style:name="T34" style:family="text">
      <style:text-properties fo:color="#000000" fo:font-style="normal" officeooo:rsid="00298e60" fo:background-color="#e8f2fe" loext:char-shading-value="0" style:font-style-asian="normal" style:font-size-complex="12pt" style:font-style-complex="normal"/>
    </style:style>
    <style:style style:name="T35" style:family="text">
      <style:text-properties fo:color="#000000" fo:font-size="10pt" style:font-size-asian="10pt"/>
    </style:style>
    <style:style style:name="T36" style:family="text">
      <style:text-properties fo:color="#0000c0" style:font-name="Monospace" fo:font-size="10pt" fo:font-style="italic" fo:background-color="#e8f2fe" loext:char-shading-value="0" style:font-size-asian="10pt" style:font-style-asian="italic"/>
    </style:style>
    <style:style style:name="T37" style:family="text">
      <style:text-properties fo:color="#0000c0" style:font-name="Monospace" fo:font-size="10pt" fo:font-style="italic" style:font-size-asian="10pt" style:font-style-asian="italic"/>
    </style:style>
    <style:style style:name="T38" style:family="text">
      <style:text-properties fo:color="#0000c0" style:font-name="Monospace" fo:font-size="10pt" style:font-size-asian="10pt"/>
    </style:style>
    <style:style style:name="T39" style:family="text">
      <style:text-properties fo:color="#0000c0" style:font-name="Monospace" fo:font-size="10pt" fo:background-color="#e8f2fe" loext:char-shading-value="0" style:font-size-asian="10pt"/>
    </style:style>
    <style:style style:name="T40" style:family="text">
      <style:text-properties fo:color="#7f0055" style:font-name="Monospace" fo:font-size="10pt" fo:font-weight="bold" style:font-size-asian="10pt" style:font-weight-asian="bold"/>
    </style:style>
    <style:style style:name="T41" style:family="text">
      <style:text-properties fo:color="#7f0055" style:font-name="Monospace" fo:font-size="10pt" style:font-size-asian="10pt" style:font-weight-asian="bold"/>
    </style:style>
    <style:style style:name="T42" style:family="text">
      <style:text-properties fo:color="#7f0055" fo:font-weight="bold" style:font-weight-asian="bold"/>
    </style:style>
    <style:style style:name="T43" style:family="text">
      <style:text-properties fo:color="#7f0055" fo:font-size="10pt" fo:font-weight="bold" style:font-size-asian="10pt" style:font-weight-asian="bold"/>
    </style:style>
    <style:style style:name="T44" style:family="text">
      <style:text-properties fo:color="#005032"/>
    </style:style>
    <style:style style:name="T45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46" style:family="text">
      <style:text-properties fo:color="#005032" style:font-name="Monospace" fo:font-size="10pt" style:font-size-asian="10pt"/>
    </style:style>
    <style:style style:name="T47" style:family="text">
      <style:text-properties fo:color="#005032" style:font-name="Monospace" fo:font-size="10pt" officeooo:rsid="000c45c2" fo:background-color="#e8f2fe" loext:char-shading-value="0" style:font-size-asian="10pt"/>
    </style:style>
    <style:style style:name="T48" style:family="text">
      <style:text-properties fo:color="#3f7f5f"/>
    </style:style>
    <style:style style:name="T49" style:family="text">
      <style:text-properties fo:color="#3f7f5f" style:font-name="Monospace" fo:font-size="10pt" style:font-size-asian="10pt"/>
    </style:style>
    <style:style style:name="T5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1" style:family="text">
      <style:text-properties fo:color="#3f7f5f" style:font-name="Monospace" fo:font-size="10pt" style:text-underline-style="solid" style:text-underline-width="auto" style:text-underline-color="font-color" officeooo:rsid="005d094c" style:font-size-asian="10pt"/>
    </style:style>
    <style:style style:name="T52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53" style:family="text">
      <style:text-properties fo:color="#3f7f5f" style:font-name="Monospace" fo:font-size="10pt" fo:background-color="#e8f2fe" loext:char-shading-value="0" style:font-size-asian="10pt"/>
    </style:style>
    <style:style style:name="T54" style:family="text">
      <style:text-properties fo:color="#3f7f5f" officeooo:rsid="002fa0eb"/>
    </style:style>
    <style:style style:name="T55" style:family="text">
      <style:text-properties fo:color="#3f7f5f" officeooo:rsid="003310bd"/>
    </style:style>
    <style:style style:name="T56" style:family="text">
      <style:text-properties fo:color="#005cc5"/>
    </style:style>
    <style:style style:name="T57" style:family="text">
      <style:text-properties fo:color="#005cc5" officeooo:rsid="00104846" fo:background-color="#e8f2fe" loext:char-shading-value="0"/>
    </style:style>
    <style:style style:name="T58" style:family="text">
      <style:text-properties fo:color="#005cc5" officeooo:rsid="00072ed9" fo:background-color="#e8f2fe" loext:char-shading-value="0"/>
    </style:style>
    <style:style style:name="T59" style:family="text">
      <style:text-properties fo:color="#005cc5" officeooo:rsid="00120725" fo:background-color="#e8f2fe" loext:char-shading-value="0"/>
    </style:style>
    <style:style style:name="T60" style:family="text">
      <style:text-properties fo:color="#005cc5" officeooo:rsid="00134f65" fo:background-color="#e8f2fe" loext:char-shading-value="0"/>
    </style:style>
    <style:style style:name="T61" style:family="text">
      <style:text-properties fo:color="#005cc5" officeooo:rsid="0015e17a" fo:background-color="#e8f2fe" loext:char-shading-value="0"/>
    </style:style>
    <style:style style:name="T62" style:family="text">
      <style:text-properties officeooo:rsid="0019f4c4"/>
    </style:style>
    <style:style style:name="T63" style:family="text">
      <style:text-properties style:font-name="Monospace" fo:font-size="10pt" style:font-size-asian="10pt"/>
    </style:style>
    <style:style style:name="T64" style:family="text">
      <style:text-properties style:font-name="Monospace" fo:font-size="10pt" officeooo:rsid="005e0657" style:font-size-asian="10pt"/>
    </style:style>
    <style:style style:name="T65" style:family="text">
      <style:text-properties style:font-name="Monospace" fo:font-size="10pt" fo:font-weight="bold" fo:background-color="#d4d4d4" loext:char-shading-value="0" style:font-size-asian="10pt" style:font-weight-asian="bold"/>
    </style:style>
    <style:style style:name="T66" style:family="text">
      <style:text-properties style:font-name="Monospace" fo:font-size="10pt" fo:font-weight="bold" officeooo:rsid="002104f9" fo:background-color="#d4d4d4" loext:char-shading-value="0" style:font-size-asian="10pt" style:font-weight-asian="bold"/>
    </style:style>
    <style:style style:name="T67" style:family="text">
      <style:text-properties style:font-name="Monospace" fo:font-size="10pt" fo:font-weight="bold" style:font-size-asian="10pt" style:font-weight-asian="bold"/>
    </style:style>
    <style:style style:name="T68" style:family="text">
      <style:text-properties style:font-name="Monospace" fo:font-size="10pt" fo:background-color="#d4d4d4" loext:char-shading-value="0" style:font-size-asian="10pt"/>
    </style:style>
    <style:style style:name="T69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70" style:family="text">
      <style:text-properties style:font-name="Monospace" fo:font-size="10pt" style:text-underline-style="solid" style:text-underline-width="auto" style:text-underline-color="font-color" officeooo:rsid="005d094c" style:font-size-asian="10pt"/>
    </style:style>
    <style:style style:name="T71" style:family="text">
      <style:text-properties officeooo:rsid="000c45c2"/>
    </style:style>
    <style:style style:name="T72" style:family="text">
      <style:text-properties officeooo:rsid="0025eb64"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298f9d"/>
    </style:style>
    <style:style style:name="T76" style:family="text">
      <style:text-properties officeooo:rsid="002de97d"/>
    </style:style>
    <style:style style:name="T77" style:family="text">
      <style:text-properties officeooo:rsid="002fa0eb"/>
    </style:style>
    <style:style style:name="T78" style:family="text">
      <style:text-properties officeooo:rsid="003310bd"/>
    </style:style>
    <style:style style:name="T79" style:family="text">
      <style:text-properties fo:font-variant="normal" fo:text-transform="none"/>
    </style:style>
    <style:style style:name="T80" style:family="text">
      <style:text-properties fo:font-variant="normal" fo:text-transform="none" fo:color="#000000" style:font-name="Courier New" fo:font-size="9pt" fo:font-style="normal" fo:font-weight="normal" fo:background-color="#e0e0e0" loext:char-shading-value="0" loext:padding="0cm" loext:border="none"/>
    </style:style>
    <style:style style:name="T81" style:family="text">
      <style:text-properties fo:font-variant="normal" fo:text-transform="none" fo:color="#000000" style:font-name="Helvetica Neue" fo:font-size="9pt" fo:font-style="normal" fo:font-weight="bold" fo:background-color="#e0e0e0" loext:char-shading-value="0" style:font-weight-asian="bold" style:font-weight-complex="bold" loext:padding="0cm" loext:border="none"/>
    </style:style>
    <style:style style:name="T82" style:family="text">
      <style:text-properties fo:font-variant="normal" fo:text-transform="none" style:font-name="Helvetica Neue" fo:font-size="10pt" fo:font-style="normal" fo:font-weight="normal"/>
    </style:style>
    <style:style style:name="T83" style:family="text">
      <style:text-properties fo:font-variant="normal" fo:text-transform="none" style:font-name="Verdana" fo:font-size="10pt" fo:font-style="normal" fo:font-weight="bold" style:font-weight-asian="bold" style:font-weight-complex="bold"/>
    </style:style>
    <style:style style:name="T84" style:family="text">
      <style:text-properties fo:font-variant="normal" fo:text-transform="none" fo:color="#660066" style:text-line-through-style="none" style:text-line-through-type="none" style:font-name="Helvetica Neue" fo:font-size="7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5" style:family="text">
      <style:text-properties fo:font-variant="normal" fo:text-transform="none" style:font-name="Monaco" fo:font-size="11.25pt" fo:letter-spacing="normal" fo:font-style="normal" fo:font-weight="normal"/>
    </style:style>
    <style:style style:name="T86" style:family="text">
      <style:text-properties fo:font-variant="normal" fo:text-transform="none" style:font-name="Monaco" fo:font-size="11.25pt" fo:letter-spacing="normal" fo:font-style="normal" fo:font-weight="normal" officeooo:rsid="00697034"/>
    </style:style>
    <style:style style:name="T8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8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9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90" style:family="text">
      <style:text-properties fo:font-variant="normal" fo:text-transform="none" fo:color="#242729" style:text-line-through-style="none" style:text-line-through-type="none" style:font-name="Arial" fo:letter-spacing="normal" fo:font-style="normal" style:text-underline-style="none" fo:font-weight="normal" style:text-blinking="false" loext:padding="0cm" loext:border="none"/>
    </style:style>
    <style:style style:name="T91" style:family="text">
      <style:text-properties fo:font-variant="normal" fo:text-transform="none" fo:color="#242729" style:text-line-through-style="none" style:text-line-through-type="none" style:font-name="Arial" fo:letter-spacing="normal" fo:font-style="normal" style:text-underline-style="none" style:text-blinking="false" loext:padding="0cm" loext:border="none"/>
    </style:style>
    <style:style style:name="T92" style:family="text">
      <style:text-properties fo:font-variant="normal" fo:text-transform="none" fo:color="#242729" style:font-name="Arial" fo:font-size="11.25pt" fo:letter-spacing="normal" fo:font-style="normal"/>
    </style:style>
    <style:style style:name="T9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94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95" style:family="text">
      <style:text-properties fo:font-variant="normal" fo:text-transform="none" fo:color="#242729" style:font-name="Consolas" fo:font-size="9.75pt" fo:letter-spacing="normal" fo:font-style="normal" loext:padding="0cm" loext:border="none"/>
    </style:style>
    <style:style style:name="T96" style:family="text">
      <style:text-properties fo:font-variant="normal" fo:text-transform="none" fo:color="#333333" style:font-name="apple-system1" fo:font-size="11.25pt" fo:letter-spacing="normal" fo:font-style="normal"/>
    </style:style>
    <style:style style:name="T97" style:family="text">
      <style:text-properties fo:font-variant="normal" fo:text-transform="none" fo:color="#333333" style:font-name="apple-system1" fo:font-size="11.25pt" fo:letter-spacing="normal" fo:font-style="normal" fo:font-weight="normal"/>
    </style:style>
    <style:style style:name="T98" style:family="text">
      <style:text-properties fo:font-variant="normal" fo:text-transform="none" fo:color="#333333" fo:letter-spacing="normal"/>
    </style:style>
    <style:style style:name="T99" style:family="text">
      <style:text-properties style:font-name="Verdana" fo:font-size="10pt" fo:font-style="normal" fo:font-weight="normal"/>
    </style:style>
    <style:style style:name="T100" style:family="text">
      <style:text-properties style:font-name="Helvetica Neue" fo:font-size="10pt" fo:font-style="normal" fo:font-weight="normal"/>
    </style:style>
    <style:style style:name="T101" style:family="text">
      <style:text-properties officeooo:rsid="004787e7"/>
    </style:style>
    <style:style style:name="T102" style:family="text">
      <style:text-properties officeooo:rsid="004e7590"/>
    </style:style>
    <style:style style:name="T103" style:family="text">
      <style:text-properties officeooo:rsid="005a7a63"/>
    </style:style>
    <style:style style:name="T104" style:family="text">
      <style:text-properties officeooo:rsid="00600775"/>
    </style:style>
    <style:style style:name="T105" style:family="text">
      <style:text-properties officeooo:rsid="006712fb"/>
    </style:style>
    <style:style style:name="T106" style:family="text">
      <style:text-properties officeooo:rsid="005e52c4" fo:background-color="#e8f2fe" loext:char-shading-value="0" style:font-size-asian="10pt" style:font-size-complex="12pt"/>
    </style:style>
    <style:style style:name="T107" style:family="text">
      <style:text-properties fo:color="#6a737d"/>
    </style:style>
    <style:style style:name="T108" style:family="text">
      <style:text-properties fo:color="#d73a49"/>
    </style:style>
    <style:style style:name="T109" style:family="text">
      <style:text-properties officeooo:rsid="006ad32e"/>
    </style:style>
    <style:style style:name="T110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- Manipulando bits</text:p>
      <text:p text:style-name="P8"/>
      <text:p text:style-name="P70">Obervação quanto aos pinos:</text:p>
      <text:p text:style-name="P7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123">Pino</text:p>
          </table:table-cell>
          <table:table-cell table:style-name="Tabela1.A1" office:value-type="string">
            <text:p text:style-name="P123">Nome</text:p>
          </table:table-cell>
          <table:table-cell table:style-name="Tabela1.A1" office:value-type="string">
            <text:p text:style-name="P123">3,3V</text:p>
          </table:table-cell>
          <table:table-cell table:style-name="Tabela1.D1" office:value-type="string">
            <text:p text:style-name="P123">5,0V</text:p>
          </table:table-cell>
          <table:table-cell table:style-name="Tabela1.E1" office:value-type="string">
            <text:p text:style-name="P123"/>
          </table:table-cell>
          <table:table-cell table:style-name="Tabela1.A1" office:value-type="string">
            <text:p text:style-name="P124">Pino</text:p>
          </table:table-cell>
          <table:table-cell table:style-name="Tabela1.A1" office:value-type="string">
            <text:p text:style-name="P124">Nome</text:p>
          </table:table-cell>
          <table:table-cell table:style-name="Tabela1.A1" office:value-type="string">
            <text:p text:style-name="P124">3,3V</text:p>
          </table:table-cell>
          <table:table-cell table:style-name="Tabela1.D1" office:value-type="string">
            <text:p text:style-name="P124">5,0V</text:p>
          </table:table-cell>
        </table:table-row>
        <table:table-row>
          <table:table-cell table:style-name="Tabela1.A2" office:value-type="string">
            <text:p text:style-name="P115">10</text:p>
          </table:table-cell>
          <table:table-cell table:style-name="Tabela1.A2" office:value-type="string">
            <text:p text:style-name="P115">PA0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8">20</text:p>
          </table:table-cell>
          <table:table-cell table:style-name="Tabela1.A2" office:value-type="string">
            <text:p text:style-name="P118">PB2</text:p>
          </table:table-cell>
          <table:table-cell table:style-name="Tabela1.A2" office:value-type="string">
            <text:p text:style-name="P118">x</text:p>
          </table:table-cell>
          <table:table-cell table:style-name="Tabela1.D2" office:value-type="string">
            <text:p text:style-name="P118">x</text:p>
          </table:table-cell>
        </table:table-row>
        <table:table-row>
          <table:table-cell table:style-name="Tabela1.A2" office:value-type="string">
            <text:p text:style-name="P115">11</text:p>
          </table:table-cell>
          <table:table-cell table:style-name="Tabela1.A2" office:value-type="string">
            <text:p text:style-name="P115">PA1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8">39</text:p>
          </table:table-cell>
          <table:table-cell table:style-name="Tabela1.A2" office:value-type="string">
            <text:p text:style-name="P118">PB3</text:p>
          </table:table-cell>
          <table:table-cell table:style-name="Tabela1.A2" office:value-type="string">
            <text:p text:style-name="P118">x</text:p>
          </table:table-cell>
          <table:table-cell table:style-name="Tabela1.D2" office:value-type="string">
            <text:p text:style-name="P118">x</text:p>
          </table:table-cell>
        </table:table-row>
        <table:table-row>
          <table:table-cell table:style-name="Tabela1.A2" office:value-type="string">
            <text:p text:style-name="P115">12</text:p>
          </table:table-cell>
          <table:table-cell table:style-name="Tabela1.A2" office:value-type="string">
            <text:p text:style-name="P115">PA2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8">40</text:p>
          </table:table-cell>
          <table:table-cell table:style-name="Tabela1.A2" office:value-type="string">
            <text:p text:style-name="P118">PB4</text:p>
          </table:table-cell>
          <table:table-cell table:style-name="Tabela1.A2" office:value-type="string">
            <text:p text:style-name="P118">x</text:p>
          </table:table-cell>
          <table:table-cell table:style-name="Tabela1.D2" office:value-type="string">
            <text:p text:style-name="P118">x</text:p>
          </table:table-cell>
        </table:table-row>
        <table:table-row>
          <table:table-cell table:style-name="Tabela1.A2" office:value-type="string">
            <text:p text:style-name="P115">13</text:p>
          </table:table-cell>
          <table:table-cell table:style-name="Tabela1.A2" office:value-type="string">
            <text:p text:style-name="P115">PA3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9">41</text:p>
          </table:table-cell>
          <table:table-cell table:style-name="Tabela1.A2" office:value-type="string">
            <text:p text:style-name="P119">PB5</text:p>
          </table:table-cell>
          <table:table-cell table:style-name="Tabela1.A2" office:value-type="string">
            <text:p text:style-name="P119">x</text:p>
          </table:table-cell>
          <table:table-cell table:style-name="Tabela1.D2" office:value-type="string">
            <text:p text:style-name="P115"/>
          </table:table-cell>
        </table:table-row>
        <table:table-row>
          <table:table-cell table:style-name="Tabela1.A2" office:value-type="string">
            <text:p text:style-name="P115">14</text:p>
          </table:table-cell>
          <table:table-cell table:style-name="Tabela1.A2" office:value-type="string">
            <text:p text:style-name="P115">PA4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9">42</text:p>
          </table:table-cell>
          <table:table-cell table:style-name="Tabela1.A2" office:value-type="string">
            <text:p text:style-name="P119">PB6</text:p>
          </table:table-cell>
          <table:table-cell table:style-name="Tabela1.A2" office:value-type="string">
            <text:p text:style-name="P119">x</text:p>
          </table:table-cell>
          <table:table-cell table:style-name="Tabela1.D2" office:value-type="string">
            <text:p text:style-name="P119">x</text:p>
          </table:table-cell>
        </table:table-row>
        <table:table-row>
          <table:table-cell table:style-name="Tabela1.A2" office:value-type="string">
            <text:p text:style-name="P115">15</text:p>
          </table:table-cell>
          <table:table-cell table:style-name="Tabela1.A2" office:value-type="string">
            <text:p text:style-name="P115">PA5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9">43</text:p>
          </table:table-cell>
          <table:table-cell table:style-name="Tabela1.A2" office:value-type="string">
            <text:p text:style-name="P119">PB7</text:p>
          </table:table-cell>
          <table:table-cell table:style-name="Tabela1.A2" office:value-type="string">
            <text:p text:style-name="P119">x</text:p>
          </table:table-cell>
          <table:table-cell table:style-name="Tabela1.D2" office:value-type="string">
            <text:p text:style-name="P119">x</text:p>
          </table:table-cell>
        </table:table-row>
        <table:table-row>
          <table:table-cell table:style-name="Tabela1.A2" office:value-type="string">
            <text:p text:style-name="P115">16</text:p>
          </table:table-cell>
          <table:table-cell table:style-name="Tabela1.A2" office:value-type="string">
            <text:p text:style-name="P115">PA6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19">45</text:p>
          </table:table-cell>
          <table:table-cell table:style-name="Tabela1.A2" office:value-type="string">
            <text:p text:style-name="P119">PB8</text:p>
          </table:table-cell>
          <table:table-cell table:style-name="Tabela1.A2" office:value-type="string">
            <text:p text:style-name="P119">x</text:p>
          </table:table-cell>
          <table:table-cell table:style-name="Tabela1.D2" office:value-type="string">
            <text:p text:style-name="P119">x</text:p>
          </table:table-cell>
        </table:table-row>
        <table:table-row>
          <table:table-cell table:style-name="Tabela1.A2" office:value-type="string">
            <text:p text:style-name="P115">17</text:p>
          </table:table-cell>
          <table:table-cell table:style-name="Tabela1.A2" office:value-type="string">
            <text:p text:style-name="P115">PA7</text:p>
          </table:table-cell>
          <table:table-cell table:style-name="Tabela1.A2" office:value-type="string">
            <text:p text:style-name="P115">x</text:p>
          </table:table-cell>
          <table:table-cell table:style-name="Tabela1.D2" office:value-type="string">
            <text:p text:style-name="P115"/>
          </table:table-cell>
          <table:table-cell table:style-name="Tabela1.E1" office:value-type="string">
            <text:p text:style-name="P115"/>
          </table:table-cell>
          <table:table-cell table:style-name="Tabela1.A2" office:value-type="string">
            <text:p text:style-name="P120">46</text:p>
          </table:table-cell>
          <table:table-cell table:style-name="Tabela1.A2" office:value-type="string">
            <text:p text:style-name="P120">PB9</text:p>
          </table:table-cell>
          <table:table-cell table:style-name="Tabela1.A2" office:value-type="string">
            <text:p text:style-name="P120">x</text:p>
          </table:table-cell>
          <table:table-cell table:style-name="Tabela1.D2" office:value-type="string">
            <text:p text:style-name="P120">x</text:p>
          </table:table-cell>
        </table:table-row>
        <table:table-row>
          <table:table-cell table:style-name="Tabela1.A2" office:value-type="string">
            <text:p text:style-name="P116">29</text:p>
          </table:table-cell>
          <table:table-cell table:style-name="Tabela1.A2" office:value-type="string">
            <text:p text:style-name="P116">PA8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1">21</text:p>
          </table:table-cell>
          <table:table-cell table:style-name="Tabela1.A2" office:value-type="string">
            <text:p text:style-name="P121">PB10</text:p>
          </table:table-cell>
          <table:table-cell table:style-name="Tabela1.A2" office:value-type="string">
            <text:p text:style-name="P121">x</text:p>
          </table:table-cell>
          <table:table-cell table:style-name="Tabela1.D2" office:value-type="string">
            <text:p text:style-name="P121">x</text:p>
          </table:table-cell>
        </table:table-row>
        <table:table-row>
          <table:table-cell table:style-name="Tabela1.A2" office:value-type="string">
            <text:p text:style-name="P116">30</text:p>
          </table:table-cell>
          <table:table-cell table:style-name="Tabela1.A2" office:value-type="string">
            <text:p text:style-name="P116">PA9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1">22</text:p>
          </table:table-cell>
          <table:table-cell table:style-name="Tabela1.A2" office:value-type="string">
            <text:p text:style-name="P121">PB11</text:p>
          </table:table-cell>
          <table:table-cell table:style-name="Tabela1.A2" office:value-type="string">
            <text:p text:style-name="P121">x</text:p>
          </table:table-cell>
          <table:table-cell table:style-name="Tabela1.D2" office:value-type="string">
            <text:p text:style-name="P121">x</text:p>
          </table:table-cell>
        </table:table-row>
        <table:table-row>
          <table:table-cell table:style-name="Tabela1.A2" office:value-type="string">
            <text:p text:style-name="P116">31</text:p>
          </table:table-cell>
          <table:table-cell table:style-name="Tabela1.A2" office:value-type="string">
            <text:p text:style-name="P116">PA10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1">25</text:p>
          </table:table-cell>
          <table:table-cell table:style-name="Tabela1.A2" office:value-type="string">
            <text:p text:style-name="P121">PB12</text:p>
          </table:table-cell>
          <table:table-cell table:style-name="Tabela1.A2" office:value-type="string">
            <text:p text:style-name="P121">x</text:p>
          </table:table-cell>
          <table:table-cell table:style-name="Tabela1.D2" office:value-type="string">
            <text:p text:style-name="P121">x</text:p>
          </table:table-cell>
        </table:table-row>
        <table:table-row>
          <table:table-cell table:style-name="Tabela1.A2" office:value-type="string">
            <text:p text:style-name="P116">32</text:p>
          </table:table-cell>
          <table:table-cell table:style-name="Tabela1.A2" office:value-type="string">
            <text:p text:style-name="P116">PA11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1">25</text:p>
          </table:table-cell>
          <table:table-cell table:style-name="Tabela1.A2" office:value-type="string">
            <text:p text:style-name="P121">PB13</text:p>
          </table:table-cell>
          <table:table-cell table:style-name="Tabela1.A2" office:value-type="string">
            <text:p text:style-name="P121">x</text:p>
          </table:table-cell>
          <table:table-cell table:style-name="Tabela1.D2" office:value-type="string">
            <text:p text:style-name="P121">x</text:p>
          </table:table-cell>
        </table:table-row>
        <table:table-row>
          <table:table-cell table:style-name="Tabela1.A2" office:value-type="string">
            <text:p text:style-name="P116">33</text:p>
          </table:table-cell>
          <table:table-cell table:style-name="Tabela1.A2" office:value-type="string">
            <text:p text:style-name="P116">PA12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1">27</text:p>
          </table:table-cell>
          <table:table-cell table:style-name="Tabela1.A2" office:value-type="string">
            <text:p text:style-name="P121">PB14</text:p>
          </table:table-cell>
          <table:table-cell table:style-name="Tabela1.A2" office:value-type="string">
            <text:p text:style-name="P121">x</text:p>
          </table:table-cell>
          <table:table-cell table:style-name="Tabela1.D2" office:value-type="string">
            <text:p text:style-name="P121">x</text:p>
          </table:table-cell>
        </table:table-row>
        <table:table-row>
          <table:table-cell table:style-name="Tabela1.A2" office:value-type="string">
            <text:p text:style-name="P116">34</text:p>
          </table:table-cell>
          <table:table-cell table:style-name="Tabela1.A2" office:value-type="string">
            <text:p text:style-name="P116">PA13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1">28</text:p>
          </table:table-cell>
          <table:table-cell table:style-name="Tabela1.A2" office:value-type="string">
            <text:p text:style-name="P121">PB15</text:p>
          </table:table-cell>
          <table:table-cell table:style-name="Tabela1.A2" office:value-type="string">
            <text:p text:style-name="P121">x</text:p>
          </table:table-cell>
          <table:table-cell table:style-name="Tabela1.D2" office:value-type="string">
            <text:p text:style-name="P121">x</text:p>
          </table:table-cell>
        </table:table-row>
        <table:table-row>
          <table:table-cell table:style-name="Tabela1.A2" office:value-type="string">
            <text:p text:style-name="P116">37</text:p>
          </table:table-cell>
          <table:table-cell table:style-name="Tabela1.A2" office:value-type="string">
            <text:p text:style-name="P116">PA14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2">2</text:p>
          </table:table-cell>
          <table:table-cell table:style-name="Tabela1.A2" office:value-type="string">
            <text:p text:style-name="P122">PC13</text:p>
          </table:table-cell>
          <table:table-cell table:style-name="Tabela1.A2" office:value-type="string">
            <text:p text:style-name="P122">x</text:p>
          </table:table-cell>
          <table:table-cell table:style-name="Tabela1.D2" office:value-type="string">
            <text:p text:style-name="P116"/>
          </table:table-cell>
        </table:table-row>
        <table:table-row>
          <table:table-cell table:style-name="Tabela1.A2" office:value-type="string">
            <text:p text:style-name="P116">38</text:p>
          </table:table-cell>
          <table:table-cell table:style-name="Tabela1.A2" office:value-type="string">
            <text:p text:style-name="P116">PA15</text:p>
          </table:table-cell>
          <table:table-cell table:style-name="Tabela1.A2" office:value-type="string">
            <text:p text:style-name="P116">x</text:p>
          </table:table-cell>
          <table:table-cell table:style-name="Tabela1.D2" office:value-type="string">
            <text:p text:style-name="P116">x</text:p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2">3</text:p>
          </table:table-cell>
          <table:table-cell table:style-name="Tabela1.A2" office:value-type="string">
            <text:p text:style-name="P122">PC14</text:p>
          </table:table-cell>
          <table:table-cell table:style-name="Tabela1.A2" office:value-type="string">
            <text:p text:style-name="P122">x</text:p>
          </table:table-cell>
          <table:table-cell table:style-name="Tabela1.D2" office:value-type="string">
            <text:p text:style-name="P116"/>
          </table:table-cell>
        </table:table-row>
        <table:table-row>
          <table:table-cell table:style-name="Tabela1.A2" office:value-type="string">
            <text:p text:style-name="P117">18</text:p>
          </table:table-cell>
          <table:table-cell table:style-name="Tabela1.A2" office:value-type="string">
            <text:p text:style-name="P117">PB0</text:p>
          </table:table-cell>
          <table:table-cell table:style-name="Tabela1.A2" office:value-type="string">
            <text:p text:style-name="P117">x</text:p>
          </table:table-cell>
          <table:table-cell table:style-name="Tabela1.D2" office:value-type="string">
            <text:p text:style-name="P116"/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22">4</text:p>
          </table:table-cell>
          <table:table-cell table:style-name="Tabela1.A2" office:value-type="string">
            <text:p text:style-name="P122">PC15</text:p>
          </table:table-cell>
          <table:table-cell table:style-name="Tabela1.A2" office:value-type="string">
            <text:p text:style-name="P122">x</text:p>
          </table:table-cell>
          <table:table-cell table:style-name="Tabela1.D2" office:value-type="string">
            <text:p text:style-name="P116"/>
          </table:table-cell>
        </table:table-row>
        <table:table-row>
          <table:table-cell table:style-name="Tabela1.A2" office:value-type="string">
            <text:p text:style-name="P117">19</text:p>
          </table:table-cell>
          <table:table-cell table:style-name="Tabela1.A2" office:value-type="string">
            <text:p text:style-name="P117">PB1</text:p>
          </table:table-cell>
          <table:table-cell table:style-name="Tabela1.A2" office:value-type="string">
            <text:p text:style-name="P117">x</text:p>
          </table:table-cell>
          <table:table-cell table:style-name="Tabela1.D2" office:value-type="string">
            <text:p text:style-name="P116"/>
          </table:table-cell>
          <table:table-cell table:style-name="Tabela1.E1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D2" office:value-type="string">
            <text:p text:style-name="P116"/>
          </table:table-cell>
        </table:table-row>
      </table:table>
      <text:p text:style-name="P70"/>
      <text:p text:style-name="P8"/>
      <text:p text:style-name="P7">Na biblioteca main.h</text:p>
      <text:p text:style-name="P10"/>
      <text:p text:style-name="P8"><text:span text:style-name="T40">#define</text:span><text:span text:style-name="T7"> EN1_Pin GPIO_PIN_0</text:span></text:p>
      <text:p text:style-name="P8"><text:span text:style-name="T40">#define</text:span><text:span text:style-name="T7"> EN1_GPIO_Port GPIOD</text:span></text:p>
      <text:p text:style-name="P8"><text:span text:style-name="T40">#define</text:span><text:span text:style-name="T7"> EN2_Pin GPIO_PIN_1</text:span></text:p>
      <text:p text:style-name="P8"><text:span text:style-name="T40">#define</text:span><text:span text:style-name="T7"> EN2_GPIO_Port GPIOD</text:span></text:p>
      <text:p text:style-name="P8"><text:span text:style-name="T40">#define</text:span><text:span text:style-name="T7"> EN4_Pin GPIO_PIN_14</text:span></text:p>
      <text:p text:style-name="P8"><text:span text:style-name="T40">#define</text:span><text:span text:style-name="T7"> EN4_GPIO_Port GPIOC</text:span></text:p>
      <text:p text:style-name="Standard"/>
      <text:p text:style-name="P6">-- <text:span text:style-name="T1">Setar um bit do port:</text:span></text:p>
      <text:p text:style-name="P11"/>
      <text:p text:style-name="Standard"><text:span text:style-name="T3">HAL_GPIO_WritePin(EN4_GPIO_Port, EN4_Pin, </text:span><text:span text:style-name="T36">GPIO_PIN_SET</text:span><text:span text:style-name="T3">);</text:span></text:p>
      <text:p text:style-name="P11"/>
      <text:p text:style-name="P11"/>
      <text:p text:style-name="P3"><text:span text:style-name="T17">-- </text:span><text:span text:style-name="T21">Setar alguns bits do port:</text:span></text:p>
      <text:p text:style-name="P26"/>
      <text:p text:style-name="P4"><text:span text:style-name="T5">HAL_GPIO_WritePin(GPIOD, EN1_Pin|EN2_Pin, </text:span><text:span text:style-name="T36">GPIO_PIN_RESET</text:span><text:span text:style-name="T3">);</text:span></text:p>
      <text:p text:style-name="P49"/>
      <text:p text:style-name="P49"/>
      <text:p text:style-name="P3"><text:span text:style-name="T17">-- </text:span><text:span text:style-name="T18">Resetar um bit do port:</text:span></text:p>
      <text:p text:style-name="P54"/>
      <text:p text:style-name="P1"><text:span text:style-name="T4">HAL_GPIO_WritePin(EN4_GPIO_Port, EN4_Pin, </text:span><text:span text:style-name="T36">GPIO_PIN_RESET</text:span><text:span text:style-name="T3">);</text:span></text:p>
      <text:p text:style-name="P54"/>
      <text:p text:style-name="P54"/>
      <text:p text:style-name="P3"><text:span text:style-name="T18">-- </text:span><text:span text:style-name="T22">Resetar alguns bits do port:</text:span></text:p>
      <text:p text:style-name="P12"><text:soft-page-break/></text:p>
      <text:p text:style-name="P12">HAL_GPIO_WritePin(GPIOA, D0_Pin|D1_Pin|D2_Pin|D3_Pin </text:p>
      <text:p text:style-name="P1"><text:span text:style-name="T7"><text:s text:c="26"/>|D4_Pin|D5_Pin|D6_Pin|D7_Pin, </text:span><text:span text:style-name="T37">GPIO_PIN_RESET</text:span><text:span text:style-name="T7">);</text:span></text:p>
      <text:p text:style-name="P54"/>
      <text:p text:style-name="P3"><text:span text:style-name="T18">- </text:span><text:span text:style-name="T19">Lendo um bit do port:</text:span></text:p>
      <text:p text:style-name="P57"/>
      <text:p text:style-name="P1"><text:span text:style-name="T45">uint8_t</text:span><text:span text:style-name="T11"> </text:span><text:span text:style-name="T12">var</text:span><text:span text:style-name="T11">;</text:span></text:p>
      <text:p text:style-name="P1"><text:span text:style-name="T13">var</text:span><text:span text:style-name="T7"> = HAL_GPIO_ReadPin(PP1_GPIO_Port, PP1_Pin);</text:span></text:p>
      <text:p text:style-name="P57"/>
      <text:p text:style-name="P57"/>
      <text:p text:style-name="P3"><text:span text:style-name="T19">-- </text:span><text:span text:style-name="T21">Escrevendo de uma só vez no port:</text:span></text:p>
      <text:p text:style-name="P13"/>
      <text:p text:style-name="P1"><text:span text:style-name="T5">GPIOA-&gt; </text:span><text:span text:style-name="T39">ODR</text:span><text:span text:style-name="T3"> = 0x0000; </text:span><text:span text:style-name="T53">//</text:span><text:span text:style-name="T52">Escreve</text:span><text:span text:style-name="T53"> 0000h </text:span><text:span text:style-name="T52">em</text:span><text:span text:style-name="T53"> GPIOA</text:span></text:p>
      <text:p text:style-name="P1"><text:span text:style-name="T5">GPIOA-&gt; </text:span><text:span text:style-name="T39">ODR</text:span><text:span text:style-name="T3"> = 0b0000000000010000;</text:span></text:p>
      <text:p text:style-name="P54"/>
      <text:p text:style-name="P54"/>
      <text:p text:style-name="P54"/>
      <text:p text:style-name="P64">- <text:span text:style-name="T101">Tipo de variáveis</text:span></text:p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138"><text:bookmark text:name="d184421e51"/>Type<text:bookmark text:name="d184421e54"/></text:p>
            </table:table-cell>
            <table:table-cell table:style-name="Tabela2.A1" office:value-type="string">
              <text:p text:style-name="P138">Size in bits<text:bookmark text:name="d184421e57"/></text:p>
            </table:table-cell>
            <table:table-cell table:style-name="Tabela2.A1" office:value-type="string">
              <text:p text:style-name="P138">Natural alignment in bytes<text:bookmark text:name="d184421e60"/></text:p>
            </table:table-cell>
            <table:table-cell table:style-name="Tabela2.A1" office:value-type="string">
              <text:p text:style-name="P138">Range of values</text:p>
            </table:table-cell>
          </table:table-row>
        </table:table-header-rows>
        <table:table-row>
          <table:table-cell table:style-name="Tabela2.A2" office:value-type="string">
            <text:p text:style-name="P125"><text:span text:style-name="Source_20_Text"><text:span text:style-name="T81">char</text:span></text:span></text:p>
          </table:table-cell>
          <table:table-cell table:style-name="Tabela2.A2" office:value-type="string">
            <text:p text:style-name="P128">8</text:p>
          </table:table-cell>
          <table:table-cell table:style-name="Tabela2.A2" office:value-type="string">
            <text:p text:style-name="P127">1 (byte-aligned)</text:p>
          </table:table-cell>
          <table:table-cell table:style-name="Tabela2.A2" office:value-type="string">
            <text:p text:style-name="P130">0 to 255 (unsigned) by default.</text:p>
            <text:p text:style-name="P125"><text:span text:style-name="T79">–</text:span><text:span text:style-name="T82">128 to 127 (signed) when compiled with </text:span><text:span text:style-name="Source_20_Text"><text:span text:style-name="T80">--signed_chars</text:span></text:span><text:span text:style-name="T82">.</text:span>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signed char</text:span></text:span></text:p>
          </table:table-cell>
          <table:table-cell table:style-name="Tabela2.A2" office:value-type="string">
            <text:p text:style-name="P128">8</text:p>
          </table:table-cell>
          <table:table-cell table:style-name="Tabela2.A2" office:value-type="string">
            <text:p text:style-name="P127">1 (byte-aligned)</text:p>
          </table:table-cell>
          <table:table-cell table:style-name="Tabela2.A2" office:value-type="string">
            <text:p text:style-name="P126">–<text:span text:style-name="T100">128 to 127</text:span>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unsigned char</text:span></text:span></text:p>
          </table:table-cell>
          <table:table-cell table:style-name="Tabela2.A2" office:value-type="string">
            <text:p text:style-name="P128">8</text:p>
          </table:table-cell>
          <table:table-cell table:style-name="Tabela2.A2" office:value-type="string">
            <text:p text:style-name="P127">1 (byte-aligned)</text:p>
          </table:table-cell>
          <table:table-cell table:style-name="Tabela2.A2" office:value-type="string">
            <text:p text:style-name="P130">0 to 255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(signed) short</text:span></text:span></text:p>
          </table:table-cell>
          <table:table-cell table:style-name="Tabela2.A2" office:value-type="string">
            <text:p text:style-name="P128">16</text:p>
          </table:table-cell>
          <table:table-cell table:style-name="Tabela2.A2" office:value-type="string">
            <text:p text:style-name="P127">2 (halfword-aligned)</text:p>
          </table:table-cell>
          <table:table-cell table:style-name="Tabela2.A2" office:value-type="string">
            <text:p text:style-name="P126">–<text:span text:style-name="T99">32,768 to 32,767</text:span>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unsigned short</text:span></text:span></text:p>
          </table:table-cell>
          <table:table-cell table:style-name="Tabela2.A2" office:value-type="string">
            <text:p text:style-name="P128">16</text:p>
          </table:table-cell>
          <table:table-cell table:style-name="Tabela2.A2" office:value-type="string">
            <text:p text:style-name="P127">2 (halfword-aligned)</text:p>
          </table:table-cell>
          <table:table-cell table:style-name="Tabela2.A2" office:value-type="string">
            <text:p text:style-name="P127">0 to 65,535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(signed) int</text:span></text:span></text:p>
          </table:table-cell>
          <table:table-cell table:style-name="Tabela2.A2" office:value-type="string">
            <text:p text:style-name="P128">32</text:p>
          </table:table-cell>
          <table:table-cell table:style-name="Tabela2.A2" office:value-type="string">
            <text:p text:style-name="P127">4 (word-aligned)</text:p>
          </table:table-cell>
          <table:table-cell table:style-name="Tabela2.A2" office:value-type="string">
            <text:p text:style-name="P126">–<text:span text:style-name="T99">2,147,483,648 to 2,147,483,647</text:span>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unsigned int</text:span></text:span></text:p>
          </table:table-cell>
          <table:table-cell table:style-name="Tabela2.A2" office:value-type="string">
            <text:p text:style-name="P128">32</text:p>
          </table:table-cell>
          <table:table-cell table:style-name="Tabela2.A2" office:value-type="string">
            <text:p text:style-name="P127">4 (word-aligned)</text:p>
          </table:table-cell>
          <table:table-cell table:style-name="Tabela2.A2" office:value-type="string">
            <text:p text:style-name="P127">0 to 4,294,967,295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(signed) long</text:span></text:span></text:p>
          </table:table-cell>
          <table:table-cell table:style-name="Tabela2.A2" office:value-type="string">
            <text:p text:style-name="P128">32</text:p>
          </table:table-cell>
          <table:table-cell table:style-name="Tabela2.A2" office:value-type="string">
            <text:p text:style-name="P127">4 (word-aligned)</text:p>
          </table:table-cell>
          <table:table-cell table:style-name="Tabela2.A2" office:value-type="string">
            <text:p text:style-name="P126">–<text:span text:style-name="T99">2,147,483,648 to 2,147,483,647</text:span>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unsigned long</text:span></text:span></text:p>
          </table:table-cell>
          <table:table-cell table:style-name="Tabela2.A2" office:value-type="string">
            <text:p text:style-name="P128">32</text:p>
          </table:table-cell>
          <table:table-cell table:style-name="Tabela2.A2" office:value-type="string">
            <text:p text:style-name="P127">4 (word-aligned)</text:p>
          </table:table-cell>
          <table:table-cell table:style-name="Tabela2.A2" office:value-type="string">
            <text:p text:style-name="P127">0 to 4,294,967,295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(signed) long long</text:span></text:span></text:p>
          </table:table-cell>
          <table:table-cell table:style-name="Tabela2.A2" office:value-type="string">
            <text:p text:style-name="P128">64</text:p>
          </table:table-cell>
          <table:table-cell table:style-name="Tabela2.A2" office:value-type="string">
            <text:p text:style-name="P127">8 (doubleword-aligned)</text:p>
          </table:table-cell>
          <table:table-cell table:style-name="Tabela2.A2" office:value-type="string">
            <text:p text:style-name="P126">–<text:span text:style-name="T99">9,223,372,036,854,775,808 to 9,223,372,036,854,775,807</text:span>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unsigned long long</text:span></text:span></text:p>
          </table:table-cell>
          <table:table-cell table:style-name="Tabela2.A2" office:value-type="string">
            <text:p text:style-name="P128">64</text:p>
          </table:table-cell>
          <table:table-cell table:style-name="Tabela2.A2" office:value-type="string">
            <text:p text:style-name="P127">8 (doubleword-aligned)</text:p>
          </table:table-cell>
          <table:table-cell table:style-name="Tabela2.A2" office:value-type="string">
            <text:p text:style-name="P127">0 to 18,446,744,073,709,551,615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float</text:span></text:span></text:p>
          </table:table-cell>
          <table:table-cell table:style-name="Tabela2.A2" office:value-type="string">
            <text:p text:style-name="P128">32</text:p>
          </table:table-cell>
          <table:table-cell table:style-name="Tabela2.A2" office:value-type="string">
            <text:p text:style-name="P127">4 (word-aligned)</text:p>
          </table:table-cell>
          <table:table-cell table:style-name="Tabela2.A2" office:value-type="string">
            <text:p text:style-name="P127">1.175494351e-38 to 3.40282347e+38 (normalized values)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double</text:span></text:span></text:p>
          </table:table-cell>
          <table:table-cell table:style-name="Tabela2.A2" office:value-type="string">
            <text:p text:style-name="P128">64</text:p>
          </table:table-cell>
          <table:table-cell table:style-name="Tabela2.A2" office:value-type="string">
            <text:p text:style-name="P127">8 (doubleword-aligned)</text:p>
          </table:table-cell>
          <table:table-cell table:style-name="Tabela2.A2" office:value-type="string">
            <text:p text:style-name="P127">2.22507385850720138e-308 to 1.79769313486231571e+308 (normalized values)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long double</text:span></text:span></text:p>
          </table:table-cell>
          <table:table-cell table:style-name="Tabela2.A2" office:value-type="string">
            <text:p text:style-name="P128">64</text:p>
          </table:table-cell>
          <table:table-cell table:style-name="Tabela2.A2" office:value-type="string">
            <text:p text:style-name="P127">8 (doubleword-aligned)</text:p>
          </table:table-cell>
          <table:table-cell table:style-name="Tabela2.A2" office:value-type="string">
            <text:p text:style-name="P127">2.22507385850720138e-308 to 1.79769313486231571e+308 (normalized values)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wchar_t</text:span></text:span></text:p>
          </table:table-cell>
          <table:table-cell table:style-name="Tabela2.A2" office:value-type="string">
            <text:p text:style-name="P131">16</text:p>
            <text:p text:style-name="P131">32</text:p>
          </table:table-cell>
          <table:table-cell table:style-name="Tabela2.A2" office:value-type="string">
            <text:p text:style-name="P130">2 (halfword-aligned)</text:p>
            <text:p text:style-name="P130">4 (word-aligned)</text:p>
          </table:table-cell>
          <table:table-cell table:style-name="Tabela2.A2" office:value-type="string">
            <text:p text:style-name="P130">0 to 65,535 by default.</text:p>
            <text:p text:style-name="P125"><text:span text:style-name="T82">0 to 4,294,967,295 when compiled with </text:span><text:span text:style-name="Source_20_Text"><text:span text:style-name="T80">--wchar32</text:span></text:span><text:span text:style-name="T82">.</text:span></text:p>
          </table:table-cell>
        </table:table-row>
        <table:table-row>
          <table:table-cell table:style-name="Tabela2.A2" office:value-type="string">
            <text:p text:style-name="P129">All pointers</text:p>
          </table:table-cell>
          <table:table-cell table:style-name="Tabela2.A2" office:value-type="string">
            <text:p text:style-name="P128">32</text:p>
          </table:table-cell>
          <table:table-cell table:style-name="Tabela2.A2" office:value-type="string">
            <text:p text:style-name="P127">4 (word-aligned)</text:p>
          </table:table-cell>
          <table:table-cell table:style-name="Tabela2.A2" office:value-type="string">
            <text:p text:style-name="P127">Not applicable.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bool</text:span></text:span><text:span text:style-name="T83"> (C++ only)</text:span></text:p>
          </table:table-cell>
          <table:table-cell table:style-name="Tabela2.A2" office:value-type="string">
            <text:p text:style-name="P128">8</text:p>
          </table:table-cell>
          <table:table-cell table:style-name="Tabela2.A2" office:value-type="string">
            <text:p text:style-name="P127">1 (byte-aligned)</text:p>
          </table:table-cell>
          <table:table-cell table:style-name="Tabela2.A2" office:value-type="string">
            <text:p text:style-name="P127">false or true</text:p>
          </table:table-cell>
        </table:table-row>
        <table:table-row>
          <table:table-cell table:style-name="Tabela2.A2" office:value-type="string">
            <text:p text:style-name="P125"><text:span text:style-name="Source_20_Text"><text:span text:style-name="T81">_Bool</text:span></text:span><text:span text:style-name="T83"> (C only</text:span><text:a xlink:type="simple" xlink:href="http://www.keil.com/support/man/docs/armcc/armcc_chr1359125009502.htm#fntarg_a" office:name="fnsrc_a" text:style-name="Internet_20_link" text:visited-style-name="Visited_20_Internet_20_Link"><text:span text:style-name="T84">a</text:span></text:a><text:span text:style-name="T83">)</text:span></text:p>
          </table:table-cell>
          <table:table-cell table:style-name="Tabela2.A2" office:value-type="string">
            <text:p text:style-name="P128">8</text:p>
          </table:table-cell>
          <table:table-cell table:style-name="Tabela2.A2" office:value-type="string">
            <text:p text:style-name="P127">1 (byte-aligned)</text:p>
          </table:table-cell>
          <table:table-cell table:style-name="Tabela2.A2" office:value-type="string">
            <text:p text:style-name="P127">false or true</text:p>
          </table:table-cell>
        </table:table-row>
      </table:table>
      <text:p text:style-name="P54"/>
      <text:p text:style-name="P54"/>
      <text:h text:style-name="P114" text:outline-level="2"><text:soft-page-break/>Instruções:</text:h>
      <text:p text:style-name="P112"/>
      <text:p text:style-name="P113">if se verdadeiro</text:p>
      <text:p text:style-name="P92"><text:span text:style-name="T63"><text:tab/> <text:s/></text:span><text:span text:style-name="T41">if</text:span><text:span text:style-name="T63">(</text:span><text:span text:style-name="T68">HAL_GPIO_ReadPin</text:span><text:span text:style-name="T63">(CHA_GPIO_Port, CHA_Pin))</text:span></text:p>
      <text:p text:style-name="P99"><text:tab/> <text:s/>{</text:p>
      <text:p text:style-name="P94"><text:span text:style-name="T7"><text:tab/><text:tab/> <text:s/>HAL_GPIO_WritePin(L0_GPIO_Port, L0_Pin, </text:span><text:span text:style-name="T37">GPIO_PIN_SET</text:span><text:span text:style-name="T7">);</text:span></text:p>
      <text:p text:style-name="P99"><text:tab/> <text:s/>}</text:p>
      <text:p text:style-name="P94"><text:span text:style-name="T7"><text:tab/> <text:s/></text:span><text:span text:style-name="T40">else</text:span></text:p>
      <text:p text:style-name="P99"><text:tab/> <text:s/>{</text:p>
      <text:p text:style-name="P94"><text:span text:style-name="T7"><text:tab/><text:tab/> <text:s/>HAL_GPIO_WritePin(L0_GPIO_Port, L0_Pin, </text:span><text:span text:style-name="T37">GPIO_PIN_RESET</text:span><text:span text:style-name="T7">);</text:span></text:p>
      <text:p text:style-name="P93"><text:tab/> <text:s/>}</text:p>
      <text:p text:style-name="P112"/>
      <text:p text:style-name="P113">if se falso</text:p>
      <text:p text:style-name="P92"><text:span text:style-name="T63"><text:tab/> <text:s/></text:span><text:span text:style-name="T41">if</text:span><text:span text:style-name="T63">(!</text:span><text:span text:style-name="T68">HAL_GPIO_ReadPin</text:span><text:span text:style-name="T63">(CHA_GPIO_Port, CHA_Pin))</text:span></text:p>
      <text:p text:style-name="P99"><text:tab/> <text:s/>{</text:p>
      <text:p text:style-name="P94"><text:span text:style-name="T7"><text:tab/><text:tab/> <text:s/>HAL_GPIO_WritePin(L0_GPIO_Port, L0_Pin, </text:span><text:span text:style-name="T37">GPIO_PIN_SET</text:span><text:span text:style-name="T7">);</text:span></text:p>
      <text:p text:style-name="P99"><text:tab/> <text:s/>}</text:p>
      <text:p text:style-name="P94"><text:span text:style-name="T7"><text:tab/> <text:s/></text:span><text:span text:style-name="T40">else</text:span></text:p>
      <text:p text:style-name="P99"><text:tab/> <text:s/>{</text:p>
      <text:p text:style-name="P94"><text:span text:style-name="T7"><text:tab/><text:tab/> <text:s/>HAL_GPIO_WritePin(L0_GPIO_Port, L0_Pin, </text:span><text:span text:style-name="T37">GPIO_PIN_RESET</text:span><text:span text:style-name="T7">);</text:span></text:p>
      <text:p text:style-name="P93"><text:tab/> <text:s/>}</text:p>
      <text:p text:style-name="P54"/>
      <text:p text:style-name="P54"/>
      <text:p text:style-name="P65">- <text:span text:style-name="T103">Trabalhando com memória:</text:span></text:p>
      <text:p text:style-name="P54"/>
      <text:p text:style-name="P54"><text:span text:style-name="T63"><text:tab/></text:span><text:span text:style-name="T49">//</text:span><text:span text:style-name="T50">Leitura</text:span><text:span text:style-name="T49"> </text:span><text:span text:style-name="T50">da</text:span><text:span text:style-name="T49"> </text:span><text:span text:style-name="T50">posição</text:span><text:span text:style-name="T49"> 0x08010000</text:span></text:p>
      <text:p text:style-name="P94"><text:span text:style-name="T7"><text:tab/></text:span><text:span text:style-name="T46">uint8_t</text:span><text:span text:style-name="T7"> data;</text:span></text:p>
      <text:p text:style-name="P54"><text:span text:style-name="T63"><text:tab/>data = *(</text:span><text:span text:style-name="T46">uint8_t</text:span><text:span text:style-name="T63"> *)0x08010000;</text:span></text:p>
      <text:p text:style-name="P54"/>
      <text:p text:style-name="P54"/>
      <text:p text:style-name="P66">- Manipulando registros</text:p>
      <text:p text:style-name="P54"/>
      <text:p text:style-name="P54"><text:span text:style-name="T45">uint32_t</text:span><text:span text:style-name="T69"> pageAddress</text:span></text:p>
      <text:p text:style-name="P34"/>
      <text:p text:style-name="P56"><text:span text:style-name="T69">pageAddress </text:span><text:span text:style-name="T70">= </text:span><text:span text:style-name="T50">0x08010000;</text:span></text:p>
      <text:p text:style-name="P85"/>
      <text:p text:style-name="P56"><text:span text:style-name="T69">FLASH-&gt;</text:span><text:span text:style-name="T38">AR</text:span><text:span text:style-name="T63"> = pageAddress;</text:span><text:span text:style-name="T50"> //</text:span><text:span text:style-name="T51">pageAddress recebe o endereço </text:span><text:span text:style-name="T50">08010000</text:span></text:p>
      <text:p text:style-name="P85"/>
      <text:p text:style-name="P56"><text:span text:style-name="T69">FLASH-&gt;</text:span><text:span text:style-name="T38">CR</text:span><text:span text:style-name="T63"> |= FLASH_CR_PER;</text:span><text:span text:style-name="T50"> //</text:span><text:span text:style-name="T51">set bit PER of register FLASH_CR</text:span></text:p>
      <text:p text:style-name="P56"><text:span text:style-name="T63">FLASH-&gt;</text:span><text:span text:style-name="T38">CR</text:span><text:span text:style-name="T63"> &amp;= ~FLASH_CR_PER;</text:span><text:span text:style-name="T50">//</text:span><text:span text:style-name="T51">reset bit PER of register FLASH_CR</text:span></text:p>
      <text:p text:style-name="P54"/>
      <text:p text:style-name="P15"/>
      <text:p text:style-name="P54"><text:span text:style-name="T63">//</text:span><text:span text:style-name="T64">Se o bit EOP do registro FLASH_SR for 1</text:span></text:p>
      <text:p text:style-name="P54"><text:span text:style-name="T63"><text:tab/></text:span><text:span text:style-name="T40">if</text:span><text:span text:style-name="T63">(FLASH-&gt;</text:span><text:span text:style-name="T38">SR</text:span><text:span text:style-name="T63"> &amp; FLASH_SR_EOP)</text:span></text:p>
      <text:p text:style-name="P99"><text:tab/>{</text:p>
      <text:p text:style-name="P94"><text:span text:style-name="T7"><text:tab/><text:tab/>FLASH-&gt;</text:span><text:span text:style-name="T38">SR</text:span><text:span text:style-name="T7"> &amp;= ~FLASH_SR_EOP;</text:span></text:p>
      <text:p text:style-name="P94"><text:span text:style-name="T7"><text:tab/><text:tab/>FLASH-&gt;</text:span><text:span text:style-name="T38">CR</text:span><text:span text:style-name="T7"> &amp;= ~FLASH_CR_PER;</text:span></text:p>
      <text:p text:style-name="P94"><text:span text:style-name="T7"><text:tab/><text:tab/></text:span><text:span text:style-name="T40">return</text:span><text:span text:style-name="T7"> 1;</text:span></text:p>
      <text:p text:style-name="P15"><text:tab/>}</text:p>
      <text:p text:style-name="P54"/>
      <text:p text:style-name="P54"/>
      <text:p text:style-name="P5"><text:span text:style-name="T18">- Manipulando </text:span><text:span text:style-name="T22">variáveis</text:span></text:p>
      <text:p text:style-name="P54"/>
      <text:p text:style-name="P2"><text:span text:style-name="T32">n</text:span><text:span text:style-name="T31">umber</text:span><text:span text:style-name="T33"> </text:span><text:span text:style-name="T17">é a variável</text:span></text:p>
      <text:p text:style-name="P2"><text:soft-page-break/><text:span text:style-name="T31">x</text:span><text:span text:style-name="T33"> </text:span><text:span text:style-name="T17">posição do bit</text:span></text:p>
      <text:p text:style-name="P54"/>
      <text:p text:style-name="P54"/>
      <text:p text:style-name="P3"><text:span text:style-name="T18">-- </text:span><text:span text:style-name="T23">Setando um bit:</text:span></text:p>
      <text:p text:style-name="P58"/>
      <text:p text:style-name="P111"><text:span text:style-name="T23">number |= </text:span><text:span text:style-name="T57">1</text:span><text:span text:style-name="T23"> &lt;&lt; x;</text:span></text:p>
      <text:p text:style-name="P58"/>
      <text:p text:style-name="P54"/>
      <text:p text:style-name="P3"><text:span text:style-name="T18">-- </text:span><text:span text:style-name="T24">Resetando um bit:</text:span></text:p>
      <text:p text:style-name="P54"/>
      <text:p text:style-name="P111"><text:span text:style-name="T18">number &amp;= ~(</text:span><text:span text:style-name="T58">1</text:span><text:span text:style-name="T18"> &lt;&lt; x);</text:span></text:p>
      <text:p text:style-name="P54"/>
      <text:p text:style-name="P54"/>
      <text:p text:style-name="P3"><text:span text:style-name="T18">- </text:span><text:span text:style-name="T25">Alterando </text:span><text:span text:style-name="T27">um</text:span><text:span text:style-name="T25"> bit:</text:span></text:p>
      <text:p text:style-name="P59"/>
      <text:p text:style-name="P111"><text:span text:style-name="T25">number ^= </text:span><text:span text:style-name="T59">1</text:span><text:span text:style-name="T25"> &lt;&lt; x;</text:span></text:p>
      <text:p text:style-name="P59"/>
      <text:p text:style-name="P54"/>
      <text:p text:style-name="P3"><text:span text:style-name="T18">-- </text:span><text:span text:style-name="T26">Testando um bit:</text:span></text:p>
      <text:p text:style-name="P60"/>
      <text:p text:style-name="P111"><text:span text:style-name="T26">bit = (number &gt;&gt; x) &amp; </text:span><text:span text:style-name="T60">1</text:span><text:span text:style-name="T26">;</text:span></text:p>
      <text:p text:style-name="P60"/>
      <text:p text:style-name="P60"/>
      <text:p text:style-name="P3"><text:span text:style-name="T18">- </text:span><text:span text:style-name="T28">Alterando o enésimo bit para x:</text:span></text:p>
      <text:p text:style-name="P61"/>
      <text:p text:style-name="P111"><text:span text:style-name="T28">número ^ = (-x ^ número) &amp; ( </text:span><text:span text:style-name="T61">1</text:span><text:span text:style-name="T28"> &lt;&lt; n);</text:span></text:p>
      <text:p text:style-name="P61"/>
      <text:p text:style-name="P61"/>
      <text:p text:style-name="P52">-- <text:span text:style-name="T72">Lendo de uma só vez no port:</text:span></text:p>
      <text:p text:style-name="P55"/>
      <text:p text:style-name="P55"><text:span text:style-name="T46">uint16_t</text:span><text:span text:style-name="T63"> </text:span><text:span text:style-name="T67">GPIO_ReadInputData</text:span><text:span text:style-name="T63">(</text:span><text:span text:style-name="T46">GPIO_TypeDef</text:span><text:span text:style-name="T63">* GPIOx)</text:span></text:p>
      <text:p text:style-name="P103">{</text:p>
      <text:p text:style-name="P98"><text:span text:style-name="T7"><text:tab/></text:span><text:span text:style-name="T40">return</text:span><text:span text:style-name="T7"> ((</text:span><text:span text:style-name="T46">uint16_t</text:span><text:span text:style-name="T7">)GPIOx -&gt;</text:span><text:span text:style-name="T38">IDR</text:span><text:span text:style-name="T7">);</text:span></text:p>
      <text:p text:style-name="P16">}</text:p>
      <text:p text:style-name="P61"/>
      <text:p text:style-name="P53">Exemplo:</text:p>
      <text:p text:style-name="P63"/>
      <text:p text:style-name="P53">main:</text:p>
      <text:p text:style-name="P63"/>
      <text:p text:style-name="P77">/* USER CODE BEGIN PV */</text:p>
      <text:p text:style-name="P94"><text:span text:style-name="T46">uint16_t</text:span><text:span text:style-name="T7"> var;</text:span></text:p>
      <text:p text:style-name="P77">/* USER CODE END PV */</text:p>
      <text:p text:style-name="P61"/>
      <text:p text:style-name="P61">...</text:p>
      <text:p text:style-name="P61"/>
      <text:p text:style-name="P78">/* USER CODE BEGIN PFP */</text:p>
      <text:p text:style-name="P94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;</text:span></text:p>
      <text:p text:style-name="P78">/* USER CODE END PFP */</text:p>
      <text:p text:style-name="P61"/>
      <text:p text:style-name="P61">…</text:p>
      <text:p text:style-name="P61"/>
      <text:p text:style-name="P61"><text:span text:style-name="T63"><text:s text:c="2"/></text:span><text:span text:style-name="T40">while</text:span><text:span text:style-name="T63"> (1)</text:span></text:p>
      <text:p text:style-name="P99"><text:s text:c="2"/>{</text:p>
      <text:p text:style-name="P94"><text:span text:style-name="T7"><text:s text:c="4"/></text:span><text:span text:style-name="T49">/* USER CODE END WHILE */</text:span></text:p>
      <text:p text:style-name="P106"/>
      <text:p text:style-name="P94"><text:soft-page-break/><text:span text:style-name="T7"><text:s text:c="4"/></text:span><text:span text:style-name="T49">/* USER CODE BEGIN 3 */</text:span></text:p>
      <text:p text:style-name="P99"><text:tab/> <text:s/>var = GPIO_ReadInputData(GPIOB);</text:p>
      <text:p text:style-name="P99"><text:s text:c="2"/>}</text:p>
      <text:p text:style-name="P61"><text:span text:style-name="T63"><text:s text:c="2"/></text:span><text:span text:style-name="T49">/* USER CODE END 3 */</text:span></text:p>
      <text:p text:style-name="P78"/>
      <text:p text:style-name="P78">…</text:p>
      <text:p text:style-name="P78"/>
      <text:p text:style-name="P78">/* USER CODE BEGIN 4 */</text:p>
      <text:p text:style-name="P94"><text:span text:style-name="T49">//- </text:span><text:span text:style-name="T50">Função</text:span><text:span text:style-name="T49"> </text:span><text:span text:style-name="T50">para</text:span><text:span text:style-name="T49"> </text:span><text:span text:style-name="T50">ler</text:span><text:span text:style-name="T49"> </text:span><text:span text:style-name="T50">um</text:span><text:span text:style-name="T49"> port </text:span><text:span text:style-name="T50">de</text:span><text:span text:style-name="T49"> 16 bits:</text:span></text:p>
      <text:p text:style-name="P94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</text:span></text:p>
      <text:p text:style-name="P99">{</text:p>
      <text:p text:style-name="P94"><text:span text:style-name="T7"><text:tab/></text:span><text:span text:style-name="T40">return</text:span><text:span text:style-name="T7"> ((</text:span><text:span text:style-name="T46">uint16_t</text:span><text:span text:style-name="T7">)GPIOx -&gt;</text:span><text:span text:style-name="T38">IDR</text:span><text:span text:style-name="T7">);</text:span></text:p>
      <text:p text:style-name="P99">}</text:p>
      <text:p text:style-name="P106"/>
      <text:p text:style-name="P78">/* USER CODE END 4 */</text:p>
      <text:p text:style-name="P61"/>
      <text:p text:style-name="P61"/>
      <text:p text:style-name="P108"><text:span text:style-name="T4">- </text:span><text:span text:style-name="T6">Função para ler um port de 16 bits:</text:span></text:p>
      <text:p text:style-name="P104"/>
      <text:p text:style-name="P95"><text:span text:style-name="T46">uint16_t</text:span><text:span text:style-name="T7"> </text:span><text:span text:style-name="T16">read_word</text:span><text:span text:style-name="T7">(</text:span><text:span text:style-name="T40">void</text:span><text:span text:style-name="T7">)</text:span></text:p>
      <text:p text:style-name="P100">{</text:p>
      <text:p text:style-name="P95"><text:span text:style-name="T7"><text:s text:c="3"/></text:span><text:span text:style-name="T40">volatile</text:span><text:span text:style-name="T7"> </text:span><text:span text:style-name="T46">uint16_t</text:span><text:span text:style-name="T7"> data = 0;</text:span></text:p>
      <text:p text:style-name="P95"><text:span text:style-name="T7"><text:s text:c="3"/>data <text:s/>= (</text:span><text:span text:style-name="T46">uint16_t</text:span><text:span text:style-name="T7">)GPIOD-&gt;</text:span><text:span text:style-name="T38">IDR</text:span><text:span text:style-name="T7"> &amp; 0xffff;</text:span></text:p>
      <text:p text:style-name="P95"><text:span text:style-name="T7"><text:s text:c="3"/></text:span><text:span text:style-name="T40">return</text:span><text:span text:style-name="T7"> data;</text:span></text:p>
      <text:p text:style-name="P14">}</text:p>
      <text:p text:style-name="P61"/>
      <text:p text:style-name="P61"/>
      <text:p text:style-name="P50">-- <text:span text:style-name="T62">Função para escrever em um port de 16 bits:</text:span></text:p>
      <text:p text:style-name="P61"/>
      <text:p text:style-name="P27"><text:span text:style-name="T42">void</text:span> <text:span text:style-name="T73">write_word</text:span>(<text:span text:style-name="T44">uint16_t</text:span> cmd)</text:p>
      <text:p text:style-name="P99">{</text:p>
      <text:p text:style-name="P94"><text:span text:style-name="T7"><text:s text:c="3"/></text:span><text:span text:style-name="T49">//GPIOA-&gt;ODR = </text:span><text:span text:style-name="T50">cmd</text:span><text:span text:style-name="T49"> &amp; 0xffff;</text:span></text:p>
      <text:p text:style-name="P94"><text:span text:style-name="T7"><text:s text:c="3"/>GPIOA-&gt;</text:span><text:span text:style-name="T38">ODR</text:span><text:span text:style-name="T7"> = cmd;</text:span></text:p>
      <text:p text:style-name="P27">}</text:p>
      <text:p text:style-name="P106"/>
      <text:p text:style-name="P105"/>
      <text:p text:style-name="P3"><text:span text:style-name="T18">- </text:span><text:span text:style-name="T20">Função para ler </text:span><text:span text:style-name="T29">dois</text:span><text:span text:style-name="T20"> port’</text:span><text:span text:style-name="T29">s</text:span><text:span text:style-name="T20"> </text:span><text:span text:style-name="T29">em</text:span><text:span text:style-name="T20"> </text:span><text:span text:style-name="T29">8</text:span><text:span text:style-name="T20"> bits </text:span><text:span text:style-name="T29">e guardar em uma variável de 16 bits</text:span><text:span text:style-name="T20">:</text:span></text:p>
      <text:p text:style-name="P62"/>
      <text:p text:style-name="P1"><text:span text:style-name="T47">uint16_t</text:span><text:span text:style-name="T7"> </text:span><text:span text:style-name="T14">read_world_</text:span><text:span text:style-name="T15">2</text:span><text:span text:style-name="T7">(</text:span><text:span text:style-name="T40">void</text:span><text:span text:style-name="T7">)</text:span></text:p>
      <text:p text:style-name="P99">{</text:p>
      <text:p text:style-name="P94"><text:span text:style-name="T7"><text:s text:c="4"/></text:span><text:span text:style-name="T40">volatile</text:span><text:span text:style-name="T7"> </text:span><text:span text:style-name="T46">uint16_t</text:span><text:span text:style-name="T7"> data = 0;</text:span></text:p>
      <text:p text:style-name="P94"><text:span text:style-name="T7"><text:s text:c="4"/>data <text:s/>= (</text:span><text:span text:style-name="T46">uint16_t</text:span><text:span text:style-name="T7">)GPIO</text:span><text:span text:style-name="T8">D</text:span><text:span text:style-name="T7">-&gt;</text:span><text:span text:style-name="T38">IDR</text:span><text:span text:style-name="T7"> &amp; 0x00ff; </text:span><text:span text:style-name="T49">//</text:span><text:span text:style-name="T50">lsb</text:span></text:p>
      <text:p text:style-name="P94"><text:span text:style-name="T7"><text:s text:c="4"/>data |= (</text:span><text:span text:style-name="T46">uint16_t</text:span><text:span text:style-name="T7">)GPIO</text:span><text:span text:style-name="T8">A</text:span><text:span text:style-name="T7">-&gt;</text:span><text:span text:style-name="T38">IDR</text:span><text:span text:style-name="T7"> &lt;&lt; 8 ; </text:span><text:span text:style-name="T49">// </text:span><text:span text:style-name="T50">msb</text:span></text:p>
      <text:p text:style-name="P94"><text:span text:style-name="T7"><text:s text:c="4"/></text:span><text:span text:style-name="T40">return</text:span><text:span text:style-name="T7"> data;</text:span></text:p>
      <text:p text:style-name="P28">}</text:p>
      <text:p text:style-name="P54"/>
      <text:p text:style-name="P51">- <text:span text:style-name="T71">Função para escrever em dois port’s em 8 bits de uma variável de 16 bits:</text:span></text:p>
      <text:p text:style-name="P54"/>
      <text:p text:style-name="P54"><text:span text:style-name="T40">void</text:span><text:span text:style-name="T63"> </text:span><text:span text:style-name="T65">write_world_</text:span><text:span text:style-name="T66">2</text:span><text:span text:style-name="T63">(</text:span><text:span text:style-name="T46">uint16_t</text:span><text:span text:style-name="T63"> cmd)</text:span></text:p>
      <text:p text:style-name="P99">{</text:p>
      <text:p text:style-name="P94"><text:span text:style-name="T7"><text:s text:c="4"/>GPIO</text:span><text:span text:style-name="T9">D</text:span><text:span text:style-name="T7">-&gt;</text:span><text:span text:style-name="T38">ODR</text:span><text:span text:style-name="T7"> = cmd &amp; 0x00ff; </text:span><text:span text:style-name="T49">//</text:span><text:span text:style-name="T50">lsb</text:span></text:p>
      <text:p text:style-name="P94"><text:span text:style-name="T7"><text:s text:c="4"/>GPIOA-&gt;</text:span><text:span text:style-name="T38">ODR</text:span><text:span text:style-name="T7"> = (GPIOA-&gt;</text:span><text:span text:style-name="T38">ODR</text:span><text:span text:style-name="T7"> &amp; 0x00ff) | (cmd &gt;&gt; 8); </text:span><text:span text:style-name="T49">//</text:span><text:span text:style-name="T50">msb</text:span></text:p>
      <text:p text:style-name="P15">}</text:p>
      <text:p text:style-name="P15"/>
      <text:p text:style-name="P15"/>
      <text:p text:style-name="P139">- Exemplo de utilização de definições</text:p>
      <text:p text:style-name="P139"/>
      <text:h text:style-name="P162" text:outline-level="1"><text:soft-page-break/><text:a xlink:type="simple" xlink:href="https://stackoverflow.com/questions/4380691/meaning-of-u-suffix" text:style-name="Internet_20_link" text:visited-style-name="Visited_20_Internet_20_Link"><text:span text:style-name="T91">Significado do sufixo U</text:span></text:a></text:h>
      <text:p text:style-name="P142"><text:span text:style-name="T92">Significa </text:span><text:span text:style-name="Source_20_Text"><text:span text:style-name="T95">unsigned</text:span></text:span><text:span text:style-name="T92">.</text:span></text:p>
      <text:p text:style-name="P153"><text:span text:style-name="T93">Quando você declara uma constante, também pode especificar seu tipo. Outro exemplo comum é o </text:span><text:span text:style-name="Source_20_Text"><text:span text:style-name="T94">L </text:span></text:span><text:span text:style-name="T93">que significa </text:span><text:span text:style-name="Source_20_Text"><text:span text:style-name="T94">long</text:span></text:span><text:span text:style-name="T93">. (e você deve colocá-lo duas vezes para especificar uma constante de 64 bits).</text:span></text:p>
      <text:p text:style-name="P153"><text:span text:style-name="T93"/></text:p>
      <text:p text:style-name="P153"><text:span text:style-name="T93">Exemplo: </text:span><text:span text:style-name="Source_20_Text"><text:span text:style-name="T94">1ULL</text:span></text:span></text:p>
      <text:p text:style-name="P144"><text:line-break/>Constantes inteiras em C e C ++ podem opcionalmente ter vários sufixos:</text:p>
      <text:p text:style-name="P152">123u o valor 123 é um int<text:line-break/>123l não assinado (que é um L minúsculo) 123 é um<text:line-break/>123L longo assinado idem<text:line-break/>123uL não assinado longo<text:line-break/>123LL um longo assinado, um valor de 64 bits ou 128 bits (dependendo do ambiente)<text:line-break/>123uLL não assinado há muito tempo</text:p>
      <text:p text:style-name="P139"/>
      <text:h text:style-name="P163" text:outline-level="1"><text:bookmark text:name="wJZDbsLP12"/>Qual é a diferença entre typedef e enum?</text:h>
      <text:p text:style-name="P139"/>
      <text:p text:style-name="P139"><text:span text:style-name="T96">enum</text:span><text:span text:style-name="T98"> </text:span><text:span text:style-name="T97">define um nome de tipo automaticamente, enquanto no caso </text:span><text:span text:style-name="T96">de typedef</text:span><text:span text:style-name="T98"> </text:span><text:span text:style-name="T97">que define um novo tipo de dados que pode ser </text:span><text:span text:style-name="T96">de</text:span><text:span text:style-name="T98"> </text:span><text:span text:style-name="T97">qualquer tipo </text:span><text:span text:style-name="T96">de</text:span><text:span text:style-name="T98"> </text:span><text:span text:style-name="T97">tipo de dados de modo que nós não têm declará-la explicitamente everytime.</text:span></text:p>
      <text:p text:style-name="P139"/>
      <text:p text:style-name="P15"/>
      <text:p text:style-name="P25">Exemplo utilizando o registro FLASH_CR (Flash control register) (PM0075)</text:p>
      <text:p text:style-name="P25"/>
      <text:p text:style-name="P25">Address offset: 0x10</text:p>
      <text:p text:style-name="P25">Reset value: 0x0000 0080</text:p>
      <text:p text:style-name="P15"/>
      <text:p text:style-name="P15">Flash control register (FLASH_CR)</text:p>
      <text:p text:style-name="P15">Address offset: 0x10</text:p>
      <text:p text:style-name="P15">Reset value: 0x0000 0080</text:p>
      <text:p text:style-name="P15"/>
      <table:table table:name="Tabela3" table:style-name="Tabela3">
        <table:table-column table:style-name="Tabela3.A" table:number-columns-repeated="15"/>
        <table:table-column table:style-name="Tabela3.P"/>
        <table:table-row>
          <table:table-cell table:style-name="Tabela3.A1" office:value-type="string">
            <text:p text:style-name="P134">31</text:p>
          </table:table-cell>
          <table:table-cell table:style-name="Tabela3.A1" office:value-type="string">
            <text:p text:style-name="P134">30</text:p>
          </table:table-cell>
          <table:table-cell table:style-name="Tabela3.A1" office:value-type="string">
            <text:p text:style-name="P134">29</text:p>
          </table:table-cell>
          <table:table-cell table:style-name="Tabela3.A1" office:value-type="string">
            <text:p text:style-name="P134">28</text:p>
          </table:table-cell>
          <table:table-cell table:style-name="Tabela3.A1" office:value-type="string">
            <text:p text:style-name="P134">27</text:p>
          </table:table-cell>
          <table:table-cell table:style-name="Tabela3.A1" office:value-type="string">
            <text:p text:style-name="P134">26</text:p>
          </table:table-cell>
          <table:table-cell table:style-name="Tabela3.A1" office:value-type="string">
            <text:p text:style-name="P134">25</text:p>
          </table:table-cell>
          <table:table-cell table:style-name="Tabela3.A1" office:value-type="string">
            <text:p text:style-name="P134">24</text:p>
          </table:table-cell>
          <table:table-cell table:style-name="Tabela3.A1" office:value-type="string">
            <text:p text:style-name="P134">23</text:p>
          </table:table-cell>
          <table:table-cell table:style-name="Tabela3.A1" office:value-type="string">
            <text:p text:style-name="P134">22</text:p>
          </table:table-cell>
          <table:table-cell table:style-name="Tabela3.A1" office:value-type="string">
            <text:p text:style-name="P134">21</text:p>
          </table:table-cell>
          <table:table-cell table:style-name="Tabela3.A1" office:value-type="string">
            <text:p text:style-name="P134">20</text:p>
          </table:table-cell>
          <table:table-cell table:style-name="Tabela3.A1" office:value-type="string">
            <text:p text:style-name="P134">19</text:p>
          </table:table-cell>
          <table:table-cell table:style-name="Tabela3.A1" office:value-type="string">
            <text:p text:style-name="P134">18</text:p>
          </table:table-cell>
          <table:table-cell table:style-name="Tabela3.A1" office:value-type="string">
            <text:p text:style-name="P134">17</text:p>
          </table:table-cell>
          <table:table-cell table:style-name="Tabela3.P1" office:value-type="string">
            <text:p text:style-name="P134">16</text:p>
          </table:table-cell>
        </table:table-row>
        <table:table-row>
          <table:table-cell table:style-name="Tabela3.A2" table:number-columns-spanned="16" office:value-type="string">
            <text:p text:style-name="P134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office:value-type="string">
            <text:p text:style-name="P134">15</text:p>
          </table:table-cell>
          <table:table-cell table:style-name="Tabela3.A3" office:value-type="string">
            <text:p text:style-name="P134">14</text:p>
          </table:table-cell>
          <table:table-cell table:style-name="Tabela3.A3" office:value-type="string">
            <text:p text:style-name="P134">13</text:p>
          </table:table-cell>
          <table:table-cell table:style-name="Tabela3.A3" office:value-type="string">
            <text:p text:style-name="P134">12</text:p>
          </table:table-cell>
          <table:table-cell table:style-name="Tabela3.A3" office:value-type="string">
            <text:p text:style-name="P134">11</text:p>
          </table:table-cell>
          <table:table-cell table:style-name="Tabela3.A3" office:value-type="string">
            <text:p text:style-name="P134">10</text:p>
          </table:table-cell>
          <table:table-cell table:style-name="Tabela3.A3" office:value-type="string">
            <text:p text:style-name="P134">9</text:p>
          </table:table-cell>
          <table:table-cell table:style-name="Tabela3.A3" office:value-type="string">
            <text:p text:style-name="P134">8</text:p>
          </table:table-cell>
          <table:table-cell table:style-name="Tabela3.A3" office:value-type="string">
            <text:p text:style-name="P134">7</text:p>
          </table:table-cell>
          <table:table-cell table:style-name="Tabela3.A3" office:value-type="string">
            <text:p text:style-name="P134">6</text:p>
          </table:table-cell>
          <table:table-cell table:style-name="Tabela3.A3" office:value-type="string">
            <text:p text:style-name="P134">5</text:p>
          </table:table-cell>
          <table:table-cell table:style-name="Tabela3.A3" office:value-type="string">
            <text:p text:style-name="P134">4</text:p>
          </table:table-cell>
          <table:table-cell table:style-name="Tabela3.A3" office:value-type="string">
            <text:p text:style-name="P134">3</text:p>
          </table:table-cell>
          <table:table-cell table:style-name="Tabela3.A3" office:value-type="string">
            <text:p text:style-name="P134">2</text:p>
          </table:table-cell>
          <table:table-cell table:style-name="Tabela3.A3" office:value-type="string">
            <text:p text:style-name="P134">1</text:p>
          </table:table-cell>
          <table:table-cell table:style-name="Tabela3.A2" office:value-type="string">
            <text:p text:style-name="P134">0</text:p>
          </table:table-cell>
        </table:table-row>
        <table:table-row>
          <table:table-cell table:style-name="Tabela3.A3" table:number-rows-spanned="2" table:number-columns-spanned="3" office:value-type="string">
            <text:p text:style-name="P135"/>
            <text:p text:style-name="P133">Reserved</text:p>
            <text:p text:style-name="P133"/>
          </table:table-cell>
          <table:covered-table-cell/>
          <table:covered-table-cell/>
          <table:table-cell table:style-name="Tabela3.A3" office:value-type="string">
            <text:p text:style-name="P136">EOPIE</text:p>
          </table:table-cell>
          <table:table-cell table:style-name="Tabela3.A3" table:number-rows-spanned="2" office:value-type="string">
            <text:p text:style-name="P135"/>
            <text:p text:style-name="P133">Res.</text:p>
          </table:table-cell>
          <table:table-cell table:style-name="Tabela3.A3" office:value-type="string">
            <text:p text:style-name="P136">ERRIE</text:p>
          </table:table-cell>
          <table:table-cell table:style-name="Tabela3.A3" office:value-type="string">
            <text:p text:style-name="P136">OPTWR E</text:p>
          </table:table-cell>
          <table:table-cell table:style-name="Tabela3.A3" table:number-rows-spanned="2" office:value-type="string">
            <text:p text:style-name="P133"/>
            <text:p text:style-name="P133">Res.</text:p>
          </table:table-cell>
          <table:table-cell table:style-name="Tabela3.A3" office:value-type="string">
            <text:p text:style-name="P136">LOCK</text:p>
          </table:table-cell>
          <table:table-cell table:style-name="Tabela3.A3" office:value-type="string">
            <text:p text:style-name="P136">STRT</text:p>
          </table:table-cell>
          <table:table-cell table:style-name="Tabela3.A3" office:value-type="string">
            <text:p text:style-name="P136">OPTER</text:p>
          </table:table-cell>
          <table:table-cell table:style-name="Tabela3.A3" office:value-type="string">
            <text:p text:style-name="P136">OPT</text:p>
            <text:p text:style-name="P136">PG</text:p>
          </table:table-cell>
          <table:table-cell table:style-name="Tabela3.A3" table:number-rows-spanned="2" office:value-type="string">
            <text:p text:style-name="P135"/>
            <text:p text:style-name="P133">Res.</text:p>
          </table:table-cell>
          <table:table-cell table:style-name="Tabela3.A3" office:value-type="string">
            <text:p text:style-name="P136">MER</text:p>
          </table:table-cell>
          <table:table-cell table:style-name="Tabela3.A3" office:value-type="string">
            <text:p text:style-name="P136">PER</text:p>
          </table:table-cell>
          <table:table-cell table:style-name="Tabela3.A2" office:value-type="string">
            <text:p text:style-name="P137">PG</text:p>
          </table:table-cell>
        </table:table-row>
        <table:table-row>
          <table:covered-table-cell/>
          <table:covered-table-cell/>
          <table:covered-table-cell/>
          <table:table-cell table:style-name="Tabela3.A3" office:value-type="string">
            <text:p text:style-name="P133">rw</text:p>
          </table:table-cell>
          <table:covered-table-cell/>
          <table:table-cell table:style-name="Tabela3.A3" office:value-type="string">
            <text:p text:style-name="P132">rw</text:p>
          </table:table-cell>
          <table:table-cell table:style-name="Tabela3.A3" office:value-type="string">
            <text:p text:style-name="P132">rw</text:p>
          </table:table-cell>
          <table:covered-table-cell/>
          <table:table-cell table:style-name="Tabela3.A3" office:value-type="string">
            <text:p text:style-name="P132">rw</text:p>
          </table:table-cell>
          <table:table-cell table:style-name="Tabela3.A3" office:value-type="string">
            <text:p text:style-name="P132">rw</text:p>
          </table:table-cell>
          <table:table-cell table:style-name="Tabela3.A3" office:value-type="string">
            <text:p text:style-name="P132">rw</text:p>
          </table:table-cell>
          <table:table-cell table:style-name="Tabela3.A3" office:value-type="string">
            <text:p text:style-name="P132">rw</text:p>
          </table:table-cell>
          <table:covered-table-cell/>
          <table:table-cell table:style-name="Tabela3.A3" office:value-type="string">
            <text:p text:style-name="P132">rw</text:p>
          </table:table-cell>
          <table:table-cell table:style-name="Tabela3.A3" office:value-type="string">
            <text:p text:style-name="P132">rw</text:p>
          </table:table-cell>
          <table:table-cell table:style-name="Tabela3.A2" office:value-type="string">
            <text:p text:style-name="P132">rw</text:p>
          </table:table-cell>
        </table:table-row>
      </table:table>
      <text:p text:style-name="P15"/>
      <text:p text:style-name="P15">Bits 31:13 Reserved, must be kept cleared.</text:p>
      <text:p text:style-name="P15"/>
      <text:p text:style-name="P15"><text:tab/>Bit 12 <text:span text:style-name="T74">EOPIE:</text:span> End of operation interrupt enable</text:p>
      <text:p text:style-name="P15"><text:tab/><text:tab/>This bit enables the interrupt generation when the EOP bit in the <text:tab/><text:tab/>FLASH_SR register goes to 1.</text:p>
      <text:p text:style-name="P15"><text:tab/><text:tab/>0: Interrupt generation disabled</text:p>
      <text:p text:style-name="P15"><text:tab/><text:tab/>1: Interrupt generation enabled</text:p>
      <text:p text:style-name="P15"/>
      <text:p text:style-name="P15"><text:tab/>Bit 11 Reserved, must be kept cleared</text:p>
      <text:p text:style-name="P15"/>
      <text:p text:style-name="P15"><text:tab/>Bit 10 <text:span text:style-name="T74">ERRIE:</text:span> Error interrupt enable</text:p>
      <text:p text:style-name="P15"><text:soft-page-break/><text:tab/><text:tab/>This bit enables the interrupt generation on an FPEC error (when <text:tab/><text:tab/><text:tab/>PGERR / WRPRTERR are set in the FLASH_SR register).</text:p>
      <text:p text:style-name="P15"><text:tab/><text:tab/>0: Interrupt generation disabled</text:p>
      <text:p text:style-name="P15"><text:tab/><text:tab/>1: Interrupt generation enabled</text:p>
      <text:p text:style-name="P15"/>
      <text:p text:style-name="P15"><text:tab/>Bit 9 <text:span text:style-name="T74">OPTWRE:</text:span> Option bytes write enable</text:p>
      <text:p text:style-name="P15"><text:tab/><text:tab/>When set, the option bytes can be programmed. This bit is set on <text:tab/><text:tab/><text:tab/>writing the correct key sequence to the FLASH_OPTKEYR register.</text:p>
      <text:p text:style-name="P15"><text:tab/><text:tab/>This bit can be reset by software</text:p>
      <text:p text:style-name="P15"/>
      <text:p text:style-name="P15"><text:tab/>Bit 8 Reserved, must be kept cleared.</text:p>
      <text:p text:style-name="P15"/>
      <text:p text:style-name="P15"><text:tab/>Bit 7 <text:span text:style-name="T74">LOCK:</text:span> Lock</text:p>
      <text:p text:style-name="P15"><text:tab/><text:tab/>Write to 1 only. When it is set, it indicates that the FPEC and <text:tab/><text:tab/><text:tab/>FLASH_CR are locked. This bit is reset by hardware after detecting <text:tab/><text:tab/>the unlock sequence. In the event of unsuccessful unlock operation, <text:tab/><text:tab/>this bit remains set until the next reset.</text:p>
      <text:p text:style-name="P15"/>
      <text:p text:style-name="P15"><text:tab/>Bit 6 <text:span text:style-name="T74">STRT:</text:span> Start</text:p>
      <text:p text:style-name="P15"><text:tab/><text:tab/>This bit triggers an ERASE operation when set. This bit is set only <text:tab/><text:tab/>by software and reset when the BSY bit is reset.</text:p>
      <text:p text:style-name="P15"/>
      <text:p text:style-name="P15"><text:tab/>Bit 5 <text:span text:style-name="T74">OPTER:</text:span> Option byte erase</text:p>
      <text:p text:style-name="P15"><text:tab/><text:tab/>Option byte erase chosen.</text:p>
      <text:p text:style-name="P15"/>
      <text:p text:style-name="P15"><text:tab/>Bit 4 <text:span text:style-name="T74">OPTPG:</text:span> Option byte programming</text:p>
      <text:p text:style-name="P15"><text:tab/><text:tab/>Option byte programming chosen.</text:p>
      <text:p text:style-name="P15"/>
      <text:p text:style-name="P15"><text:tab/>Bit 3 Reserved, must be kept cleared.</text:p>
      <text:p text:style-name="P15"/>
      <text:p text:style-name="P15"><text:tab/>Bit 2 <text:span text:style-name="T74">MER:</text:span> Mass erase</text:p>
      <text:p text:style-name="P15"><text:tab/><text:tab/>Erase of all user pages chosen.</text:p>
      <text:p text:style-name="P15"/>
      <text:p text:style-name="P15"><text:tab/>Bit 1 <text:span text:style-name="T74">PER: </text:span>Page erase</text:p>
      <text:p text:style-name="P15"><text:tab/><text:tab/>Page Erase chosen.</text:p>
      <text:p text:style-name="P15"/>
      <text:p text:style-name="P15"><text:tab/>Bit 0 <text:span text:style-name="T74">PG:</text:span> Programming</text:p>
      <text:p text:style-name="P15"><text:tab/><text:tab/>Flash programming chosen.</text:p>
      <text:p text:style-name="P15"/>
      <text:p text:style-name="P15"/>
      <text:p text:style-name="P35"><text:span text:style-name="T104">Arquivo: </text:span>definições.h</text:p>
      <text:p text:style-name="P24"/>
      <text:p text:style-name="P24">typedef struct</text:p>
      <text:p text:style-name="P24">{</text:p>
      <text:p text:style-name="P24"><text:s text:c="2"/>__IO uint32_t ACR;</text:p>
      <text:p text:style-name="P24"><text:s text:c="2"/>__IO uint32_t KEYR;</text:p>
      <text:p text:style-name="P24"><text:s text:c="2"/>__IO uint32_t OPTKEYR;</text:p>
      <text:p text:style-name="P24"><text:s text:c="2"/>__IO uint32_t SR;</text:p>
      <text:p text:style-name="P24"><text:s text:c="2"/>__IO uint32_t CR;</text:p>
      <text:p text:style-name="P24"><text:s text:c="2"/>__IO uint32_t AR;</text:p>
      <text:p text:style-name="P24"><text:s text:c="2"/>__IO uint32_t RESERVED;</text:p>
      <text:p text:style-name="P24"><text:s text:c="2"/>__IO uint32_t OBR;</text:p>
      <text:p text:style-name="P24"><text:s text:c="2"/>__IO uint32_t WRPR;</text:p>
      <text:p text:style-name="P24">} FLASH_TypeDef;</text:p>
      <text:p text:style-name="P24"/>
      <text:p text:style-name="P24"/>
      <text:p text:style-name="P24">#define PERIPH_BASE <text:s text:c="6"/>0x40000000UL </text:p>
      <text:p text:style-name="P24">#define AHBPERIPH_BASE <text:s text:c="3"/>(PERIPH_BASE + 0x00020000UL)</text:p>
      <text:p text:style-name="P24">#define FLASH_R_BASE <text:s text:c="5"/>(AHBPERIPH_BASE + 0x00002000UL)</text:p>
      <text:p text:style-name="P24"/>
      <text:p text:style-name="P24">#define FLASH <text:s text:c="12"/>((FLASH_TypeDef *)FLASH_R_BASE)</text:p>
      <text:p text:style-name="P24"/>
      <text:p text:style-name="P24"><text:soft-page-break/>#define FLASH_CR_PG_Pos <text:s text:c="2"/>(0U) <text:s text:c="30"/></text:p>
      <text:p text:style-name="P24">#define FLASH_CR_PG_Msk <text:s text:c="2"/>(0x1UL &lt;&lt; FLASH_CR_PG_Pos) <text:s text:c="2"/>/*!&lt; 0x00000001 */</text:p>
      <text:p text:style-name="P24">#define FLASH_CR_PG <text:s text:c="6"/>FLASH_CR_PG_Msk <text:s text:c="13"/>/*!&lt; Programming */</text:p>
      <text:p text:style-name="P24"/>
      <text:p text:style-name="P24">#define FLASH_CR_LOCK_Pos (7U) <text:s text:c="30"/></text:p>
      <text:p text:style-name="P24">#define FLASH_CR_LOCK_Msk (0x1UL &lt;&lt; FLASH_CR_LOCK_Pos) /*!&lt; 0x00000080 */</text:p>
      <text:p text:style-name="P24">#define FLASH_CR_LOCK <text:s text:c="4"/>FLASH_CR_LOCK_Msk <text:s text:c="11"/>/*!&lt; Lock */</text:p>
      <text:p text:style-name="P24"/>
      <text:p text:style-name="P24"/>
      <text:p text:style-name="P36">Exemplo de utilização:</text:p>
      <text:p text:style-name="P24"/>
      <text:p text:style-name="P37"><text:span text:style-name="T106">FLASH-&gt;CR &amp;= ~FLASH_CR_PG; <text:s text:c="2"/></text:span><text:span text:style-name="T85">// ensure P</text:span><text:span text:style-name="T86">G</text:span><text:span text:style-name="T85"> is low</text:span></text:p>
      <text:p text:style-name="P37"><text:span text:style-name="T106">FLASH-&gt;CR |= FLASH_CR_LOCK; <text:s/></text:span><text:span text:style-name="T85">// set the </text:span><text:span text:style-name="T86">LOCK </text:span><text:span text:style-name="T85">bit</text:span></text:p>
      <text:p text:style-name="P24"/>
      <text:p text:style-name="P24"/>
      <text:p text:style-name="P24">while(FLASH-&gt;SR &amp; FLASH_SR_BSY)</text:p>
      <text:p text:style-name="P24">{</text:p>
      <text:p text:style-name="P24"><text:tab/>if(--timeout == 0)</text:p>
      <text:p text:style-name="P24"><text:tab/>{</text:p>
      <text:p text:style-name="P24"><text:tab/><text:tab/>return -1;</text:p>
      <text:p text:style-name="P24"><text:tab/>}</text:p>
      <text:p text:style-name="P24">}</text:p>
      <text:p text:style-name="P24"/>
      <text:p text:style-name="P24"/>
      <text:p text:style-name="P24"/>
      <text:p text:style-name="P24"/>
      <text:p text:style-name="P24">-----------------------------------------</text:p>
      <text:p text:style-name="P24"/>
      <text:p text:style-name="P141">Definições da estrutura do GPIO <text:span text:style-name="T109">(ex GPIOC)</text:span></text:p>
      <text:p text:style-name="P24"/>
      <text:p text:style-name="P24">typedef struct</text:p>
      <text:p text:style-name="P24">{</text:p>
      <text:p text:style-name="P24"><text:s text:c="2"/>__IO uint32_t CRL;</text:p>
      <text:p text:style-name="P24"><text:s text:c="2"/>__IO uint32_t CRH;</text:p>
      <text:p text:style-name="P24"><text:s text:c="2"/>__IO uint32_t IDR;</text:p>
      <text:p text:style-name="P24"><text:s text:c="2"/>__IO uint32_t ODR;</text:p>
      <text:p text:style-name="P24"><text:s text:c="2"/>__IO uint32_t BSRR;</text:p>
      <text:p text:style-name="P24"><text:s text:c="2"/>__IO uint32_t BRR;</text:p>
      <text:p text:style-name="P24"><text:s text:c="2"/>__IO uint32_t LCKR;</text:p>
      <text:p text:style-name="P24">} GPIO_TypeDef;</text:p>
      <text:p text:style-name="P24"/>
      <text:p text:style-name="P24">#define PERIPH_BASE <text:s text:c="10"/>0x40000000UL /*!&lt; Peripheral base address in the alias region */</text:p>
      <text:p text:style-name="P24"/>
      <text:p text:style-name="P24">#define APB2PERIPH_BASE <text:s text:c="6"/>(PERIPH_BASE + 0x00010000UL)</text:p>
      <text:p text:style-name="P24"/>
      <text:p text:style-name="P24">#define GPIOC_BASE <text:s text:c="11"/>(APB2PERIPH_BASE + 0x00001000UL)</text:p>
      <text:p text:style-name="P24"/>
      <text:p text:style-name="P24">#define GPIOC <text:s text:c="14"/>((GPIO_TypeDef *)GPIOC_BASE)</text:p>
      <text:p text:style-name="P24"/>
      <text:p text:style-name="P24"/>
      <text:p text:style-name="P24">Exemplo de uso:</text:p>
      <text:p text:style-name="P24"/>
      <text:p text:style-name="P24"><text:tab/>GPIOC-&gt; ODR = 0x0000; //Escreve 0000h em GPIOC</text:p>
      <text:p text:style-name="P24"/>
      <text:p text:style-name="P24"><text:tab/>volatile uint16_t data = 0;</text:p>
      <text:p text:style-name="P24"><text:tab/>data <text:s/>= (uint16_t)GPIOD-&gt;IDR &amp; 0x00ff; //lsb</text:p>
      <text:p text:style-name="P24"><text:tab/>data |= (uint16_t)GPIOA-&gt;IDR &lt;&lt; 8 ; // msb</text:p>
      <text:p text:style-name="P24"/>
      <text:p text:style-name="P24"/>
      <text:p text:style-name="P24">0x4000 0000</text:p>
      <text:p text:style-name="P24"><text:soft-page-break/>0x0001 0000</text:p>
      <text:p text:style-name="P24">0x0000 1000</text:p>
      <text:p text:style-name="P24">-----------</text:p>
      <text:p text:style-name="P24">0x4001 1000</text:p>
      <text:p text:style-name="P24"/>
      <text:p text:style-name="P24"/>
      <text:p text:style-name="P15"/>
      <text:p text:style-name="P48">Exemplo<text:span text:style-name="T105">s</text:span> <text:span text:style-name="T105">de programas</text:span></text:p>
      <text:p text:style-name="P38"/>
      <text:p text:style-name="P38">- Exemplo 1</text:p>
      <text:p text:style-name="P17"/>
      <text:p text:style-name="P43">Escrevendo diretamente na porta A</text:p>
      <text:p text:style-name="P17"/>
      <text:p text:style-name="P17">main.<text:span text:style-name="T75">c</text:span></text:p>
      <text:p text:style-name="P17"/>
      <text:p text:style-name="P71">/* USER CODE BEGIN PV */</text:p>
      <text:p text:style-name="P94"><text:span text:style-name="T46">uint16_t</text:span><text:span text:style-name="T7"> cmd;</text:span></text:p>
      <text:p text:style-name="P71">/* USER CODE END PV */</text:p>
      <text:p text:style-name="P17"/>
      <text:p text:style-name="P17">...</text:p>
      <text:p text:style-name="P17"/>
      <text:p text:style-name="P17"><text:s text:c="2"/><text:span text:style-name="T48">/* USER CODE BEGIN WHILE */</text:span></text:p>
      <text:p text:style-name="P94"><text:span text:style-name="T7"><text:s text:c="2"/></text:span><text:span text:style-name="T40">while</text:span><text:span text:style-name="T7"> (1)</text:span></text:p>
      <text:p text:style-name="P99"><text:s text:c="2"/>{</text:p>
      <text:p text:style-name="P94"><text:span text:style-name="T7"><text:s text:c="4"/></text:span><text:span text:style-name="T49">/* USER CODE END WHILE */</text:span></text:p>
      <text:p text:style-name="P106"/>
      <text:p text:style-name="P94"><text:span text:style-name="T7"><text:s text:c="4"/></text:span><text:span text:style-name="T49">/* USER CODE BEGIN 3 */</text:span></text:p>
      <text:p text:style-name="P99"><text:tab/> <text:s/>cmd=0x5555;</text:p>
      <text:p text:style-name="P99"><text:tab/> <text:s/>write_word(cmd);</text:p>
      <text:p text:style-name="P99"><text:tab/> <text:s/>HAL_Delay(1000);</text:p>
      <text:p text:style-name="P99"><text:tab/> <text:s/>cmd=0xAAAA;</text:p>
      <text:p text:style-name="P99"><text:tab/> <text:s/>write_word(cmd);</text:p>
      <text:p text:style-name="P99"><text:tab/> <text:s/>HAL_Delay(1000);</text:p>
      <text:p text:style-name="P99"><text:s text:c="2"/>}</text:p>
      <text:p text:style-name="P17"><text:s text:c="2"/><text:span text:style-name="T48">/* USER CODE END 3 */</text:span></text:p>
      <text:p text:style-name="P71"/>
      <text:p text:style-name="P18">...</text:p>
      <text:p text:style-name="P71"/>
      <text:p text:style-name="P71">/* USER CODE BEGIN 4 */</text:p>
      <text:p text:style-name="P94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99">{</text:p>
      <text:p text:style-name="P94"><text:span text:style-name="T7"><text:s text:c="3"/>GPIOA-&gt;</text:span><text:span text:style-name="T38">ODR</text:span><text:span text:style-name="T7"> = cmd;</text:span></text:p>
      <text:p text:style-name="P99">}</text:p>
      <text:p text:style-name="P71">/* USER CODE END 4 */</text:p>
      <text:p text:style-name="P71"/>
      <text:p text:style-name="P71"/>
      <text:p text:style-name="P39">- Exemplo <text:span text:style-name="T76">2</text:span></text:p>
      <text:p text:style-name="P19"/>
      <text:p text:style-name="P44">Deslocamento de bits para a esquerda</text:p>
      <text:p text:style-name="P19"/>
      <text:p text:style-name="P19">main.<text:span text:style-name="T75">c</text:span></text:p>
      <text:p text:style-name="P75"/>
      <text:p text:style-name="P75">/* USER CODE BEGIN PV */</text:p>
      <text:p text:style-name="P94"><text:span text:style-name="T46">uint8_t</text:span><text:span text:style-name="T7"> x=0;</text:span></text:p>
      <text:p text:style-name="P94"><text:span text:style-name="T46">uint16_t</text:span><text:span text:style-name="T7"> cmd=0;</text:span></text:p>
      <text:p text:style-name="P72">/* USER CODE END PV */</text:p>
      <text:p text:style-name="P72"/>
      <text:p text:style-name="P72">…</text:p>
      <text:p text:style-name="P72"/>
      <text:p text:style-name="P67"><text:span text:style-name="T30"><text:s text:c="2"/></text:span><text:span text:style-name="T48">/* USER CODE BEGIN WHILE */</text:span></text:p>
      <text:p text:style-name="P94"><text:span text:style-name="T7"><text:s text:c="2"/></text:span><text:span text:style-name="T40">while</text:span><text:span text:style-name="T7"> (1)</text:span></text:p>
      <text:p text:style-name="P99"><text:soft-page-break/><text:s text:c="2"/>{</text:p>
      <text:p text:style-name="P94"><text:span text:style-name="T7"><text:s text:c="4"/></text:span><text:span text:style-name="T49">/* USER CODE END WHILE */</text:span></text:p>
      <text:p text:style-name="P106"/>
      <text:p text:style-name="P94"><text:span text:style-name="T7"><text:s text:c="4"/></text:span><text:span text:style-name="T49">/* USER CODE BEGIN 3 */</text:span></text:p>
      <text:p text:style-name="P109"/>
      <text:p text:style-name="P99"><text:tab/> <text:s/>cmd |= 1 &lt;&lt; x;</text:p>
      <text:p text:style-name="P99"><text:tab/> <text:s/>write_word(cmd);</text:p>
      <text:p text:style-name="P99"><text:tab/> <text:s/>HAL_Delay(100);</text:p>
      <text:p text:style-name="P106"/>
      <text:p text:style-name="P99"><text:tab/> <text:s/>cmd &amp;= ~(1 &lt;&lt; x);</text:p>
      <text:p text:style-name="P99"><text:tab/> <text:s/>write_word(cmd);</text:p>
      <text:p text:style-name="P99"><text:tab/> <text:s/>HAL_Delay(100);</text:p>
      <text:p text:style-name="P106"/>
      <text:p text:style-name="P99"><text:tab/> <text:s/>x++;</text:p>
      <text:p text:style-name="P106"/>
      <text:p text:style-name="P94"><text:span text:style-name="T7"><text:tab/> <text:s/></text:span><text:span text:style-name="T40">if</text:span><text:span text:style-name="T7">(x == 10)</text:span></text:p>
      <text:p text:style-name="P99"><text:tab/> <text:s/>{</text:p>
      <text:p text:style-name="P99"><text:tab/><text:tab/> <text:s/>x=0;</text:p>
      <text:p text:style-name="P99"><text:tab/> <text:s/>}</text:p>
      <text:p text:style-name="P106"/>
      <text:p text:style-name="P99"><text:s text:c="2"/>}</text:p>
      <text:p text:style-name="P67"><text:span text:style-name="T2"><text:s text:c="2"/></text:span><text:span text:style-name="T48">/* USER CODE END 3 */</text:span></text:p>
      <text:p text:style-name="P72"/>
      <text:p text:style-name="P72">…</text:p>
      <text:p text:style-name="P72"/>
      <text:p text:style-name="P72">/* USER CODE BEGIN 4 */</text:p>
      <text:p text:style-name="P94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99">{</text:p>
      <text:p text:style-name="P94"><text:span text:style-name="T7"><text:s text:c="3"/>GPIOA-&gt;</text:span><text:span text:style-name="T38">ODR</text:span><text:span text:style-name="T7"> = cmd;</text:span></text:p>
      <text:p text:style-name="P99">}</text:p>
      <text:p text:style-name="P79">/* USER CODE END 4 */</text:p>
      <text:p text:style-name="P79"/>
      <text:p text:style-name="P79"/>
      <text:p text:style-name="P79"/>
      <text:p text:style-name="P40">- Exemplo <text:span text:style-name="T77">3</text:span></text:p>
      <text:p text:style-name="P20"/>
      <text:p text:style-name="P45"><text:span text:style-name="T48">Deslocamento de bits para a </text:span><text:span text:style-name="T54">direita</text:span></text:p>
      <text:p text:style-name="P86"/>
      <text:p text:style-name="P21">main.<text:span text:style-name="T75">c</text:span></text:p>
      <text:p text:style-name="P76"/>
      <text:p text:style-name="P76">/* USER CODE BEGIN PV */</text:p>
      <text:p text:style-name="P96"><text:span text:style-name="T40">int</text:span><text:span text:style-name="T7"> x=9;</text:span></text:p>
      <text:p text:style-name="P96"><text:span text:style-name="T46">uint16_t</text:span><text:span text:style-name="T7"> cmd=0;</text:span></text:p>
      <text:p text:style-name="P73">/* USER CODE END PV */</text:p>
      <text:p text:style-name="P73"/>
      <text:p text:style-name="P73">…</text:p>
      <text:p text:style-name="P73"/>
      <text:p text:style-name="P68"><text:span text:style-name="T30"><text:s text:c="2"/></text:span><text:span text:style-name="T48">/* USER CODE BEGIN WHILE */</text:span></text:p>
      <text:p text:style-name="P96"><text:span text:style-name="T7"><text:s text:c="2"/></text:span><text:span text:style-name="T40">while</text:span><text:span text:style-name="T7"> (1)</text:span></text:p>
      <text:p text:style-name="P101"><text:s text:c="2"/>{</text:p>
      <text:p text:style-name="P96"><text:span text:style-name="T7"><text:s text:c="4"/></text:span><text:span text:style-name="T49">/* USER CODE END WHILE */</text:span></text:p>
      <text:p text:style-name="P107"/>
      <text:p text:style-name="P96"><text:span text:style-name="T7"><text:s text:c="4"/></text:span><text:span text:style-name="T49">/* USER CODE BEGIN 3 */</text:span></text:p>
      <text:p text:style-name="P110"/>
      <text:p text:style-name="P101"><text:tab/> <text:s/>cmd |= 1 &lt;&lt; x;</text:p>
      <text:p text:style-name="P101"><text:tab/> <text:s/>write_word(cmd);</text:p>
      <text:p text:style-name="P101"><text:tab/> <text:s/>HAL_Delay(100);</text:p>
      <text:p text:style-name="P107"/>
      <text:p text:style-name="P101"><text:tab/> <text:s/>cmd &amp;= ~(1 &lt;&lt; x);</text:p>
      <text:p text:style-name="P101"><text:tab/> <text:s/>write_word(cmd);</text:p>
      <text:p text:style-name="P101"><text:tab/> <text:s/>HAL_Delay(100);</text:p>
      <text:p text:style-name="P107"><text:soft-page-break/></text:p>
      <text:p text:style-name="P101"><text:tab/> <text:s/>x--;</text:p>
      <text:p text:style-name="P107"/>
      <text:p text:style-name="P96"><text:span text:style-name="T7"><text:tab/> <text:s/></text:span><text:span text:style-name="T40">if</text:span><text:span text:style-name="T7">(x </text:span><text:span text:style-name="T10">&lt;</text:span><text:span text:style-name="T7"> 10)</text:span></text:p>
      <text:p text:style-name="P101"><text:tab/> <text:s/>{</text:p>
      <text:p text:style-name="P96"><text:span text:style-name="T7"><text:tab/><text:tab/> <text:s/>x=</text:span><text:span text:style-name="T10">9</text:span><text:span text:style-name="T7">;</text:span></text:p>
      <text:p text:style-name="P101"><text:tab/> <text:s/>}</text:p>
      <text:p text:style-name="P107"/>
      <text:p text:style-name="P101"><text:s text:c="2"/>}</text:p>
      <text:p text:style-name="P68"><text:span text:style-name="T2"><text:s text:c="2"/></text:span><text:span text:style-name="T48">/* USER CODE END 3 */</text:span></text:p>
      <text:p text:style-name="P73"/>
      <text:p text:style-name="P73">…</text:p>
      <text:p text:style-name="P73"/>
      <text:p text:style-name="P73">/* USER CODE BEGIN 4 */</text:p>
      <text:p text:style-name="P96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101">{</text:p>
      <text:p text:style-name="P96"><text:span text:style-name="T7"><text:s text:c="3"/>GPIOA-&gt;</text:span><text:span text:style-name="T38">ODR</text:span><text:span text:style-name="T7"> = cmd;</text:span></text:p>
      <text:p text:style-name="P101">}</text:p>
      <text:p text:style-name="P80">/* USER CODE END 4 */</text:p>
      <text:p text:style-name="P80"/>
      <text:p text:style-name="P80"/>
      <text:p text:style-name="P41">- Exemplo <text:span text:style-name="T78">4</text:span></text:p>
      <text:p text:style-name="P22"/>
      <text:p text:style-name="P46"><text:span text:style-name="T48">Deslocamento de bits para a </text:span><text:span text:style-name="T54">direita </text:span><text:span text:style-name="T55">e para a esquerda</text:span></text:p>
      <text:p text:style-name="P87"/>
      <text:p text:style-name="P89"/>
      <text:p text:style-name="P31">main.c</text:p>
      <text:p text:style-name="P30"/>
      <text:p text:style-name="P81">/* USER CODE BEGIN PV */</text:p>
      <text:p text:style-name="P94"><text:span text:style-name="T46">uint8_t</text:span><text:span text:style-name="T7"> x1=5, x2=4, y=0;</text:span></text:p>
      <text:p text:style-name="P94"><text:span text:style-name="T46">uint16_t</text:span><text:span text:style-name="T7"> cmd=0;</text:span></text:p>
      <text:p text:style-name="P82">/* USER CODE END PV */</text:p>
      <text:p text:style-name="P82"/>
      <text:p text:style-name="P82">…</text:p>
      <text:p text:style-name="P82"/>
      <text:p text:style-name="P69"><text:span text:style-name="T34"><text:s text:c="2"/></text:span><text:span text:style-name="T48">/* USER CODE BEGIN WHILE */</text:span></text:p>
      <text:p text:style-name="P94"><text:span text:style-name="T7"><text:s text:c="2"/></text:span><text:span text:style-name="T40">while</text:span><text:span text:style-name="T7"> (1)</text:span></text:p>
      <text:p text:style-name="P99"><text:s text:c="2"/>{</text:p>
      <text:p text:style-name="P94"><text:span text:style-name="T7"><text:s text:c="4"/></text:span><text:span text:style-name="T49">/* USER CODE END WHILE */</text:span></text:p>
      <text:p text:style-name="P106"/>
      <text:p text:style-name="P94"><text:span text:style-name="T7"><text:s text:c="4"/></text:span><text:span text:style-name="T49">/* USER CODE BEGIN 3 */</text:span></text:p>
      <text:p text:style-name="P106"/>
      <text:p text:style-name="P99"><text:tab/> <text:s/>cmd |= 1 &lt;&lt; x1;</text:p>
      <text:p text:style-name="P99"><text:tab/> <text:s/>cmd |= 1 &lt;&lt; x2;</text:p>
      <text:p text:style-name="P99"><text:tab/> <text:s/>write_word(cmd);</text:p>
      <text:p text:style-name="P99"><text:tab/> <text:s/>HAL_Delay(100);</text:p>
      <text:p text:style-name="P106"/>
      <text:p text:style-name="P99"><text:tab/> <text:s/>cmd &amp;= ~(1 &lt;&lt; x1);</text:p>
      <text:p text:style-name="P99"><text:tab/> <text:s/>cmd &amp;= ~(1 &lt;&lt; x2);</text:p>
      <text:p text:style-name="P99"><text:tab/> <text:s/>write_word(cmd);</text:p>
      <text:p text:style-name="P99"><text:tab/> <text:s/>HAL_Delay(100);</text:p>
      <text:p text:style-name="P106"/>
      <text:p text:style-name="P99"><text:tab/> <text:s/>x1++;</text:p>
      <text:p text:style-name="P99"><text:tab/> <text:s/>x2--;</text:p>
      <text:p text:style-name="P99"><text:tab/> <text:s/>y++;</text:p>
      <text:p text:style-name="P106"/>
      <text:p text:style-name="P94"><text:span text:style-name="T7"><text:tab/> <text:s/></text:span><text:span text:style-name="T40">if</text:span><text:span text:style-name="T7">(y == 5)</text:span></text:p>
      <text:p text:style-name="P99"><text:tab/> <text:s/>{</text:p>
      <text:p text:style-name="P99"><text:tab/><text:tab/> <text:s/>y=0;</text:p>
      <text:p text:style-name="P99"><text:tab/><text:tab/> <text:s/>x1=5;</text:p>
      <text:p text:style-name="P99"><text:tab/><text:tab/> <text:s/>x2=4;</text:p>
      <text:p text:style-name="P99"><text:soft-page-break/><text:tab/> <text:s/>}</text:p>
      <text:p text:style-name="P106"/>
      <text:p text:style-name="P99"><text:s text:c="2"/>}</text:p>
      <text:p text:style-name="P69"><text:span text:style-name="T2"><text:s text:c="2"/></text:span><text:span text:style-name="T48">/* USER CODE END 3 */</text:span></text:p>
      <text:p text:style-name="P82"/>
      <text:p text:style-name="P82">…</text:p>
      <text:p text:style-name="P82"/>
      <text:p text:style-name="P74">/* USER CODE BEGIN 4 */</text:p>
      <text:p text:style-name="P97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102">{</text:p>
      <text:p text:style-name="P97"><text:span text:style-name="T7"><text:s text:c="3"/>GPIOA-&gt;</text:span><text:span text:style-name="T38">ODR</text:span><text:span text:style-name="T7"> = cmd;</text:span></text:p>
      <text:p text:style-name="P102">}</text:p>
      <text:p text:style-name="P84">/* USER CODE END 4 */</text:p>
      <text:p text:style-name="P84"/>
      <text:p text:style-name="P84"/>
      <text:p text:style-name="P42">- Exemplo <text:span text:style-name="T102">5</text:span></text:p>
      <text:p text:style-name="P23"/>
      <text:p text:style-name="P47"><text:span text:style-name="T55">L</text:span><text:span text:style-name="T48">endo um port inteiro de 16 bits, armazenando em uma variável e testando o 10 bit. Caso seja 1, liga o bit L0. Caso seja 0, desliga o bit L0</text:span></text:p>
      <text:p text:style-name="P88"/>
      <text:p text:style-name="P32">main.h</text:p>
      <text:p text:style-name="P90"/>
      <text:p text:style-name="P91"><text:span text:style-name="T43">#define</text:span><text:span text:style-name="T35"> L0_Pin GPIO_PIN_0</text:span></text:p>
      <text:p text:style-name="P91"><text:span text:style-name="T43">#define</text:span><text:span text:style-name="T35"> L0_GPIO_Port GPIOA</text:span></text:p>
      <text:p text:style-name="P88"/>
      <text:p text:style-name="P33">main.c</text:p>
      <text:p text:style-name="P29"/>
      <text:p text:style-name="P29"/>
      <text:p text:style-name="P83">/* USER CODE BEGIN PV */</text:p>
      <text:p text:style-name="P94"><text:span text:style-name="T46">uint8_t</text:span><text:span text:style-name="T7"> x;</text:span></text:p>
      <text:p text:style-name="P94"><text:span text:style-name="T46">uint16_t</text:span><text:span text:style-name="T7"> var;</text:span></text:p>
      <text:p text:style-name="P83">/* USER CODE END PV */</text:p>
      <text:p text:style-name="P83"/>
      <text:p text:style-name="P83">…</text:p>
      <text:p text:style-name="P83"/>
      <text:p text:style-name="P83">/* USER CODE BEGIN PFP */</text:p>
      <text:p text:style-name="P94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;</text:span></text:p>
      <text:p text:style-name="P83">/* USER CODE END PFP */</text:p>
      <text:p text:style-name="P83"/>
      <text:p text:style-name="P83">…</text:p>
      <text:p text:style-name="P83"/>
      <text:p text:style-name="P29"><text:s text:c="2"/><text:span text:style-name="T48">/* Infinite loop */</text:span></text:p>
      <text:p text:style-name="P94"><text:span text:style-name="T7"><text:s text:c="2"/></text:span><text:span text:style-name="T49">/* USER CODE BEGIN WHILE */</text:span></text:p>
      <text:p text:style-name="P94"><text:span text:style-name="T7"><text:s text:c="2"/></text:span><text:span text:style-name="T40">while</text:span><text:span text:style-name="T7"> (1)</text:span></text:p>
      <text:p text:style-name="P99"><text:s text:c="2"/>{</text:p>
      <text:p text:style-name="P94"><text:span text:style-name="T7"><text:s text:c="4"/></text:span><text:span text:style-name="T49">/* USER CODE END WHILE */</text:span></text:p>
      <text:p text:style-name="P106"/>
      <text:p text:style-name="P94"><text:span text:style-name="T7"><text:s text:c="4"/></text:span><text:span text:style-name="T49">/* USER CODE BEGIN 3 */</text:span></text:p>
      <text:p text:style-name="P99"><text:tab/> <text:s/>var = GPIO_ReadInputData(GPIOB);</text:p>
      <text:p text:style-name="P106"/>
      <text:p text:style-name="P99"><text:tab/> <text:s/>x = 10;</text:p>
      <text:p text:style-name="P94"><text:span text:style-name="T7"><text:tab/> <text:s/></text:span><text:span text:style-name="T40">if</text:span><text:span text:style-name="T7">((var &gt;&gt; x) &amp; 1)</text:span></text:p>
      <text:p text:style-name="P99"><text:tab/> <text:s/>{</text:p>
      <text:p text:style-name="P94"><text:span text:style-name="T7"><text:tab/><text:tab/> <text:s/>HAL_GPIO_WritePin(L0_GPIO_Port, L0_Pin, </text:span><text:span text:style-name="T37">GPIO_PIN_SET</text:span><text:span text:style-name="T7">);</text:span></text:p>
      <text:p text:style-name="P99"><text:tab/> <text:s/>}</text:p>
      <text:p text:style-name="P94"><text:span text:style-name="T7"><text:tab/> <text:s/></text:span><text:span text:style-name="T40">else</text:span></text:p>
      <text:p text:style-name="P99"><text:tab/> <text:s/>{</text:p>
      <text:p text:style-name="P94"><text:span text:style-name="T7"><text:tab/><text:tab/> <text:s/>HAL_GPIO_WritePin(L0_GPIO_Port, L0_Pin, </text:span><text:span text:style-name="T37">GPIO_PIN_RESET</text:span><text:span text:style-name="T7">);</text:span></text:p>
      <text:p text:style-name="P99"><text:tab/> <text:s/>}</text:p>
      <text:p text:style-name="P99"><text:s text:c="2"/>}</text:p>
      <text:p text:style-name="P29"><text:s text:c="2"/><text:span text:style-name="T48">/* USER CODE END 3 */</text:span></text:p>
      <text:p text:style-name="P83"><text:soft-page-break/></text:p>
      <text:p text:style-name="P83">…</text:p>
      <text:p text:style-name="P83"/>
      <text:p text:style-name="P83">/* USER CODE BEGIN 4 */</text:p>
      <text:p text:style-name="P94"><text:span text:style-name="T49">//- </text:span><text:span text:style-name="T50">Função</text:span><text:span text:style-name="T49"> </text:span><text:span text:style-name="T50">para</text:span><text:span text:style-name="T49"> </text:span><text:span text:style-name="T50">ler</text:span><text:span text:style-name="T49"> </text:span><text:span text:style-name="T50">um</text:span><text:span text:style-name="T49"> port </text:span><text:span text:style-name="T50">de</text:span><text:span text:style-name="T49"> 16 bits:</text:span></text:p>
      <text:p text:style-name="P94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</text:span></text:p>
      <text:p text:style-name="P99">{</text:p>
      <text:p text:style-name="P94"><text:span text:style-name="T7"><text:tab/></text:span><text:span text:style-name="T40">return</text:span><text:span text:style-name="T7"> ((</text:span><text:span text:style-name="T46">uint16_t</text:span><text:span text:style-name="T7">)GPIOx -&gt;</text:span><text:span text:style-name="T38">IDR</text:span><text:span text:style-name="T7">);</text:span></text:p>
      <text:p text:style-name="P99">}</text:p>
      <text:p text:style-name="P106"/>
      <text:p text:style-name="P83">/* USER CODE END 4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Courier"/>
    <style:font-face style:name="Droid Sans" svg:font-family="'Droid Sans', Tahoma, Verdana, Arial"/>
    <style:font-face style:name="Helvetica Neue" svg:font-family="'Helvetica Neue', Helvetica, Verdana, Arial, sans-serif"/>
    <style:font-face style:name="Monaco" svg:font-family="Monaco, Consolas, 'Bitstream Vera Sans Mono', 'Courier New', Courier, monospace"/>
    <style:font-face style:name="SFMono-Regular" svg:font-family="SFMono-Regular, Consolas, 'Liberation Mono', Menlo, monospace"/>
    <style:font-face style:name="Verdana" svg:font-family="Verdana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Oxygen-Sans, Ubuntu, Cantarell, 'Helvetica Neue', sans-serif"/>
    <style:font-face style:name="Noto Sans1" svg:font-family="'Noto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8:41:54.687788614</meta:creation-date>
    <meta:generator>LibreOffice/6.0.7.3$Linux_X86_64 LibreOffice_project/00m0$Build-3</meta:generator>
    <dc:date>2020-02-28T15:16:00.808646186</dc:date>
    <meta:editing-duration>PT5H59M4S</meta:editing-duration>
    <meta:editing-cycles>83</meta:editing-cycles>
    <meta:document-statistic meta:table-count="3" meta:image-count="0" meta:object-count="0" meta:page-count="13" meta:paragraph-count="680" meta:word-count="2077" meta:character-count="12318" meta:non-whitespace-character-count="10220"/>
  </office:meta>
</office:document-meta>
</file>